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3972" officeooo:paragraph-rsid="00153972"/>
    </style:style>
    <style:style style:name="P2" style:family="paragraph" style:parent-style-name="Standard">
      <style:paragraph-properties fo:text-align="justify" style:justify-single-word="false"/>
      <style:text-properties officeooo:rsid="00157e4e" officeooo:paragraph-rsid="00157e4e"/>
    </style:style>
    <style:style style:name="P3" style:family="paragraph" style:parent-style-name="Standard">
      <style:paragraph-properties fo:text-align="justify" style:justify-single-word="false"/>
      <style:text-properties officeooo:rsid="00187d7c" officeooo:paragraph-rsid="00187d7c"/>
    </style:style>
    <style:style style:name="P4" style:family="paragraph" style:parent-style-name="Standard">
      <style:paragraph-properties fo:text-align="justify" style:justify-single-word="false"/>
      <style:text-properties officeooo:rsid="0022a1fb" officeooo:paragraph-rsid="0022a1fb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9534" officeooo:paragraph-rsid="002a953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4f490a" officeooo:paragraph-rsid="004f490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58c1ba" officeooo:paragraph-rsid="0058c1b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64263d" officeooo:paragraph-rsid="0064263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691d94" officeooo:paragraph-rsid="00691d9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691d94" officeooo:paragraph-rsid="0069aea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8b4648" officeooo:paragraph-rsid="008b464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8d59dd" officeooo:paragraph-rsid="008d59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8f2152" officeooo:paragraph-rsid="008f215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93b138" officeooo:paragraph-rsid="0093b138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bacfc7" officeooo:paragraph-rsid="00bacfc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eda3c" officeooo:paragraph-rsid="003eda3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cc914" officeooo:paragraph-rsid="004cc91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5ca0fa" officeooo:paragraph-rsid="005ca0f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5e7b33" officeooo:paragraph-rsid="005e7b3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616b8e" officeooo:paragraph-rsid="00616b8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656db0" officeooo:paragraph-rsid="00656db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66ca76" officeooo:paragraph-rsid="0066ca7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70780c" officeooo:paragraph-rsid="0070780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7173d8" officeooo:paragraph-rsid="007173d8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755fdb" officeooo:paragraph-rsid="00755fd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78893b" officeooo:paragraph-rsid="0078893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94219a" officeooo:paragraph-rsid="0094219a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965eef" officeooo:paragraph-rsid="00965eef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9a9e7a" officeooo:paragraph-rsid="009a9e7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a28312" officeooo:paragraph-rsid="00a2831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a59c3d" officeooo:paragraph-rsid="00a59c3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0c2f7" officeooo:paragraph-rsid="0030c2f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599e2" officeooo:paragraph-rsid="003599e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e90ba" officeooo:paragraph-rsid="003e90ba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eda3c" officeooo:paragraph-rsid="003eda3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76494" officeooo:paragraph-rsid="0047649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8ae989" officeooo:paragraph-rsid="008ae98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8d59dd" officeooo:paragraph-rsid="008d59dd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ec9e1" officeooo:paragraph-rsid="002ec9e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5fbf0" officeooo:paragraph-rsid="0045fbf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846e8" officeooo:paragraph-rsid="004846e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9eac0" officeooo:paragraph-rsid="0048aa4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616b8e" officeooo:paragraph-rsid="00616b8e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625786" officeooo:paragraph-rsid="0062578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62fad4" officeooo:paragraph-rsid="0062fad4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bold" officeooo:rsid="004f1f1f" officeooo:paragraph-rsid="004f1f1f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bold" officeooo:rsid="0064263d" officeooo:paragraph-rsid="0064263d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bold" officeooo:rsid="007f2d4f" officeooo:paragraph-rsid="007f2d4f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bold" officeooo:rsid="0082a345" officeooo:paragraph-rsid="0082a345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bold" officeooo:rsid="008ae989" officeooo:paragraph-rsid="008ae989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bold" officeooo:rsid="0093b138" officeooo:paragraph-rsid="0093b138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bold" officeooo:rsid="00616b8e" officeooo:paragraph-rsid="00616b8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bold" officeooo:rsid="007bf80f" officeooo:paragraph-rsid="007bf80f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bold" officeooo:rsid="007c766b" officeooo:paragraph-rsid="007c766b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5affc2" officeooo:paragraph-rsid="005affc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5e7b33" officeooo:paragraph-rsid="005e7b33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691d94" officeooo:paragraph-rsid="00691d9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912105" officeooo:paragraph-rsid="0091210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93b138" officeooo:paragraph-rsid="0093b138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normal" officeooo:rsid="0095c7cc" officeooo:paragraph-rsid="0095c7c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fo:font-weight="normal" officeooo:rsid="00965eef" officeooo:paragraph-rsid="00965ee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fo:font-weight="normal" officeooo:rsid="0099228d" officeooo:paragraph-rsid="0099228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fo:font-weight="normal" officeooo:rsid="00a26613" officeooo:paragraph-rsid="00a2661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fo:font-weight="normal" officeooo:rsid="00a28312" officeooo:paragraph-rsid="00a2831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fo:font-weight="normal" officeooo:rsid="00a50cd8" officeooo:paragraph-rsid="00a50cd8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4f490a" officeooo:paragraph-rsid="004f490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normal" officeooo:rsid="00628161" officeooo:paragraph-rsid="00628161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fo:font-weight="normal" officeooo:rsid="0063295c" officeooo:paragraph-rsid="0062fad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fo:font-weight="normal" officeooo:rsid="00656db0" officeooo:paragraph-rsid="00656db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fo:font-weight="normal" officeooo:rsid="00678090" officeooo:paragraph-rsid="0066ca7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fo:font-weight="normal" officeooo:rsid="0069aea2" officeooo:paragraph-rsid="0069aea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fo:font-weight="normal" officeooo:rsid="006edcb0" officeooo:paragraph-rsid="006edcb0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normal" fo:font-weight="normal" officeooo:rsid="0066fab5" officeooo:paragraph-rsid="0066ca7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tyle="normal" fo:font-weight="normal" officeooo:rsid="00771842" officeooo:paragraph-rsid="00755fdb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normal" fo:font-weight="normal" officeooo:rsid="007bf80f" officeooo:paragraph-rsid="007bf80f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normal" fo:font-weight="normal" officeooo:rsid="00847d70" officeooo:paragraph-rsid="00847d70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a90490" officeooo:paragraph-rsid="00a90490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ae6d00" officeooo:paragraph-rsid="00ae6d00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0ba6b" officeooo:paragraph-rsid="00b0ba6b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1878c" officeooo:paragraph-rsid="00b1878c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3e85a" officeooo:paragraph-rsid="00b3e85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b7d958" officeooo:paragraph-rsid="00b97f64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b40248" officeooo:paragraph-rsid="00b40248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text-underline-style="none" fo:font-weight="bold" officeooo:rsid="00ac49ff" officeooo:paragraph-rsid="00ac49ff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text-underline-style="none" fo:font-weight="bold" officeooo:rsid="00b40248" officeooo:paragraph-rsid="00b40248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text-underline-style="none" fo:font-weight="bold" officeooo:rsid="00aec8c6" officeooo:paragraph-rsid="00aec8c6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text-underline-style="none" fo:font-weight="bold" officeooo:rsid="00b61101" officeooo:paragraph-rsid="00b61101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5pt" fo:font-weight="bold" officeooo:rsid="00153972" officeooo:paragraph-rsid="00153972" style:font-size-asian="15pt" style:font-weight-asian="bold" style:font-size-complex="15pt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017c3cc" officeooo:paragraph-rsid="0017c3cc"/>
    </style:style>
    <style:style style:name="P90" style:family="paragraph" style:parent-style-name="Standard">
      <style:paragraph-properties fo:text-align="justify" style:justify-single-word="false"/>
      <style:text-properties fo:font-style="italic" fo:font-weight="normal" officeooo:rsid="0079c10e" officeooo:paragraph-rsid="0079c10e" style:font-style-asian="italic" style:font-weight-asian="normal" style:font-style-complex="italic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153972" officeooo:paragraph-rsid="00153972"/>
    </style:style>
    <style:style style:name="P92" style:family="paragraph" style:parent-style-name="Standard" style:list-style-name="L2">
      <style:paragraph-properties fo:text-align="justify" style:justify-single-word="false"/>
      <style:text-properties officeooo:rsid="00157e4e" officeooo:paragraph-rsid="00157e4e"/>
    </style:style>
    <style:style style:name="P93" style:family="paragraph" style:parent-style-name="Standard" style:list-style-name="L3">
      <style:paragraph-properties fo:text-align="justify" style:justify-single-word="false"/>
      <style:text-properties officeooo:rsid="00187d7c" officeooo:paragraph-rsid="00187d7c"/>
    </style:style>
    <style:style style:name="P94" style:family="paragraph" style:parent-style-name="Standard" style:list-style-name="L4">
      <style:paragraph-properties fo:text-align="justify" style:justify-single-word="false"/>
      <style:text-properties officeooo:rsid="0022a1fb" officeooo:paragraph-rsid="0022a1fb"/>
    </style:style>
    <style:style style:name="P95" style:family="paragraph" style:parent-style-name="Standard" style:list-style-name="L4">
      <style:paragraph-properties fo:text-align="justify" style:justify-single-word="false"/>
      <style:text-properties fo:font-weight="bold" officeooo:rsid="0022a1fb" officeooo:paragraph-rsid="0022a1fb" style:font-weight-asian="bold" style:font-weight-complex="bold"/>
    </style:style>
    <style:style style:name="P96" style:family="paragraph" style:parent-style-name="Standard" style:list-style-name="L4">
      <style:paragraph-properties fo:text-align="justify" style:justify-single-word="false"/>
      <style:text-properties fo:font-weight="bold" officeooo:rsid="00299664" officeooo:paragraph-rsid="00299664" style:font-weight-asian="bold" style:font-weight-complex="bold"/>
    </style:style>
    <style:style style:name="P97" style:family="paragraph" style:parent-style-name="Standard" style:list-style-name="L4">
      <style:paragraph-properties fo:text-align="justify" style:justify-single-word="false"/>
      <style:text-properties fo:font-weight="bold" officeooo:rsid="002a9534" officeooo:paragraph-rsid="002a9534" style:font-weight-asian="bold" style:font-weight-complex="bold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bold" officeooo:rsid="0045fbf0" officeooo:paragraph-rsid="0045fbf0" style:font-weight-asian="bold" style:font-weight-complex="bold"/>
    </style:style>
    <style:style style:name="P99" style:family="paragraph" style:parent-style-name="Standard" style:list-style-name="L9">
      <style:paragraph-properties fo:text-align="justify" style:justify-single-word="false"/>
      <style:text-properties fo:font-weight="bold" officeooo:rsid="0048aa45" officeooo:paragraph-rsid="0048aa45" style:font-weight-asian="bold" style:font-weight-complex="bold"/>
    </style:style>
    <style:style style:name="P100" style:family="paragraph" style:parent-style-name="Standard" style:list-style-name="L10">
      <style:paragraph-properties fo:text-align="justify" style:justify-single-word="false"/>
      <style:text-properties fo:font-weight="bold" officeooo:rsid="004d8d30" officeooo:paragraph-rsid="004d8d30" style:font-weight-asian="bold" style:font-weight-complex="bold"/>
    </style:style>
    <style:style style:name="P101" style:family="paragraph" style:parent-style-name="Standard" style:list-style-name="L11">
      <style:paragraph-properties fo:text-align="justify" style:justify-single-word="false"/>
      <style:text-properties fo:font-weight="bold" officeooo:rsid="004f490a" officeooo:paragraph-rsid="004f490a" style:font-weight-asian="bold" style:font-weight-complex="bold"/>
    </style:style>
    <style:style style:name="P102" style:family="paragraph" style:parent-style-name="Standard" style:list-style-name="L12">
      <style:paragraph-properties fo:text-align="justify" style:justify-single-word="false"/>
      <style:text-properties fo:font-weight="bold" officeooo:rsid="0058c1ba" officeooo:paragraph-rsid="0058c1ba" style:font-weight-asian="bold" style:font-weight-complex="bold"/>
    </style:style>
    <style:style style:name="P103" style:family="paragraph" style:parent-style-name="Standard" style:list-style-name="L15">
      <style:paragraph-properties fo:text-align="justify" style:justify-single-word="false"/>
      <style:text-properties fo:font-weight="bold" officeooo:rsid="0064263d" officeooo:paragraph-rsid="0064263d" style:font-weight-asian="bold" style:font-weight-complex="bold"/>
    </style:style>
    <style:style style:name="P104" style:family="paragraph" style:parent-style-name="Standard" style:list-style-name="L17">
      <style:paragraph-properties fo:text-align="justify" style:justify-single-word="false"/>
      <style:text-properties fo:font-weight="bold" officeooo:rsid="00691d94" officeooo:paragraph-rsid="00691d94" style:font-weight-asian="bold" style:font-weight-complex="bold"/>
    </style:style>
    <style:style style:name="P105" style:family="paragraph" style:parent-style-name="Standard" style:list-style-name="L17">
      <style:paragraph-properties fo:text-align="justify" style:justify-single-word="false"/>
      <style:text-properties fo:font-weight="bold" officeooo:rsid="00691d94" officeooo:paragraph-rsid="0069aea2" style:font-weight-asian="bold" style:font-weight-complex="bold"/>
    </style:style>
    <style:style style:name="P106" style:family="paragraph" style:parent-style-name="Standard" style:list-style-name="L22">
      <style:paragraph-properties fo:text-align="justify" style:justify-single-word="false"/>
      <style:text-properties fo:font-weight="bold" officeooo:rsid="008b4648" officeooo:paragraph-rsid="008b4648" style:font-weight-asian="bold" style:font-weight-complex="bold"/>
    </style:style>
    <style:style style:name="P107" style:family="paragraph" style:parent-style-name="Standard" style:list-style-name="L23">
      <style:paragraph-properties fo:text-align="justify" style:justify-single-word="false"/>
      <style:text-properties fo:font-weight="bold" officeooo:rsid="008d59dd" officeooo:paragraph-rsid="008d59dd" style:font-weight-asian="bold" style:font-weight-complex="bold"/>
    </style:style>
    <style:style style:name="P108" style:family="paragraph" style:parent-style-name="Standard" style:list-style-name="L24">
      <style:paragraph-properties fo:text-align="justify" style:justify-single-word="false"/>
      <style:text-properties fo:font-weight="bold" officeooo:rsid="008f2152" officeooo:paragraph-rsid="008f2152" style:font-weight-asian="bold" style:font-weight-complex="bold"/>
    </style:style>
    <style:style style:name="P109" style:family="paragraph" style:parent-style-name="Standard" style:list-style-name="L24">
      <style:paragraph-properties fo:text-align="justify" style:justify-single-word="false"/>
      <style:text-properties fo:font-weight="bold" officeooo:rsid="00912105" officeooo:paragraph-rsid="00912105" style:font-weight-asian="bold" style:font-weight-complex="bold"/>
    </style:style>
    <style:style style:name="P110" style:family="paragraph" style:parent-style-name="Standard" style:list-style-name="L25">
      <style:paragraph-properties fo:text-align="justify" style:justify-single-word="false"/>
      <style:text-properties fo:font-weight="bold" officeooo:rsid="0093b138" officeooo:paragraph-rsid="0093b138" style:font-weight-asian="bold" style:font-weight-complex="bold"/>
    </style:style>
    <style:style style:name="P111" style:family="paragraph" style:parent-style-name="Standard" style:list-style-name="L26">
      <style:paragraph-properties fo:text-align="justify" style:justify-single-word="false"/>
      <style:text-properties fo:font-weight="bold" officeooo:rsid="0094fe8c" officeooo:paragraph-rsid="0094fe8c" style:font-weight-asian="bold" style:font-weight-complex="bold"/>
    </style:style>
    <style:style style:name="P112" style:family="paragraph" style:parent-style-name="Standard" style:list-style-name="L26">
      <style:paragraph-properties fo:text-align="justify" style:justify-single-word="false"/>
      <style:text-properties fo:font-weight="bold" officeooo:rsid="0095c7cc" officeooo:paragraph-rsid="0095c7cc" style:font-weight-asian="bold" style:font-weight-complex="bold"/>
    </style:style>
    <style:style style:name="P113" style:family="paragraph" style:parent-style-name="Standard" style:list-style-name="L28">
      <style:paragraph-properties fo:text-align="justify" style:justify-single-word="false"/>
      <style:text-properties fo:font-weight="bold" officeooo:rsid="00a027f4" officeooo:paragraph-rsid="00a027f4" style:font-weight-asian="bold" style:font-weight-complex="bold"/>
    </style:style>
    <style:style style:name="P114" style:family="paragraph" style:parent-style-name="Standard" style:list-style-name="L29">
      <style:paragraph-properties fo:text-align="justify" style:justify-single-word="false"/>
      <style:text-properties fo:font-weight="bold" officeooo:rsid="00a3b0c4" officeooo:paragraph-rsid="00a3b0c4" style:font-weight-asian="bold" style:font-weight-complex="bold"/>
    </style:style>
    <style:style style:name="P115" style:family="paragraph" style:parent-style-name="Standard" style:list-style-name="L30">
      <style:paragraph-properties fo:text-align="justify" style:justify-single-word="false"/>
      <style:text-properties fo:font-weight="bold" officeooo:rsid="00a6909f" officeooo:paragraph-rsid="00a6909f" style:font-weight-asian="bold" style:font-weight-complex="bold"/>
    </style:style>
    <style:style style:name="P116" style:family="paragraph" style:parent-style-name="Standard" style:list-style-name="L35">
      <style:paragraph-properties fo:text-align="justify" style:justify-single-word="false"/>
      <style:text-properties fo:font-weight="bold" officeooo:rsid="00bacfc7" officeooo:paragraph-rsid="00bacfc7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weight="bold" officeooo:rsid="00bacfc7" officeooo:paragraph-rsid="00bacfc7" style:font-weight-asian="bold" style:font-weight-complex="bold"/>
    </style:style>
    <style:style style:name="P118" style:family="paragraph" style:parent-style-name="Standard" style:list-style-name="L4">
      <style:paragraph-properties fo:text-align="justify" style:justify-single-word="false"/>
      <style:text-properties fo:font-weight="normal" officeooo:rsid="002305ef" officeooo:paragraph-rsid="002305ef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fo:font-weight="normal" officeooo:rsid="00300ceb" officeooo:paragraph-rsid="00300ceb" style:font-weight-asian="normal" style:font-weight-complex="normal"/>
    </style:style>
    <style:style style:name="P120" style:family="paragraph" style:parent-style-name="Standard" style:list-style-name="L5">
      <style:paragraph-properties fo:text-align="justify" style:justify-single-word="false"/>
      <style:text-properties fo:font-weight="normal" officeooo:rsid="0030c2f7" officeooo:paragraph-rsid="0030c2f7" style:font-weight-asian="normal" style:font-weight-complex="normal"/>
    </style:style>
    <style:style style:name="P121" style:family="paragraph" style:parent-style-name="Standard" style:list-style-name="L6">
      <style:paragraph-properties fo:text-align="justify" style:justify-single-word="false"/>
      <style:text-properties fo:font-weight="normal" officeooo:rsid="003599e2" officeooo:paragraph-rsid="003599e2" style:font-weight-asian="normal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fo:font-weight="normal" officeooo:rsid="00390f7f" officeooo:paragraph-rsid="00390f7f" style:font-weight-asian="normal" style:font-weight-complex="normal"/>
    </style:style>
    <style:style style:name="P123" style:family="paragraph" style:parent-style-name="Standard" style:list-style-name="L7">
      <style:paragraph-properties fo:text-align="justify" style:justify-single-word="false"/>
      <style:text-properties fo:font-weight="normal" officeooo:rsid="003e90ba" officeooo:paragraph-rsid="003e90ba" style:font-weight-asian="normal" style:font-weight-complex="normal"/>
    </style:style>
    <style:style style:name="P124" style:family="paragraph" style:parent-style-name="Standard" style:list-style-name="L7">
      <style:paragraph-properties fo:text-align="justify" style:justify-single-word="false"/>
      <style:text-properties fo:font-weight="normal" officeooo:rsid="003eda3c" officeooo:paragraph-rsid="003eda3c" style:font-weight-asian="normal" style:font-weight-complex="normal"/>
    </style:style>
    <style:style style:name="P125" style:family="paragraph" style:parent-style-name="Standard" style:list-style-name="L8">
      <style:paragraph-properties fo:text-align="justify" style:justify-single-word="false"/>
      <style:text-properties fo:font-weight="normal" officeooo:rsid="00476494" officeooo:paragraph-rsid="00476494" style:font-weight-asian="normal" style:font-weight-complex="normal"/>
    </style:style>
    <style:style style:name="P126" style:family="paragraph" style:parent-style-name="Standard" style:list-style-name="L9">
      <style:paragraph-properties fo:text-align="justify" style:justify-single-word="false"/>
      <style:text-properties fo:font-weight="normal" officeooo:rsid="0048aa45" officeooo:paragraph-rsid="0048aa45" style:font-weight-asian="normal" style:font-weight-complex="normal"/>
    </style:style>
    <style:style style:name="P127" style:family="paragraph" style:parent-style-name="Standard" style:list-style-name="L12">
      <style:paragraph-properties fo:text-align="justify" style:justify-single-word="false"/>
      <style:text-properties fo:font-weight="normal" officeooo:rsid="0058c1ba" officeooo:paragraph-rsid="0058c1ba" style:font-weight-asian="normal" style:font-weight-complex="normal"/>
    </style:style>
    <style:style style:name="P128" style:family="paragraph" style:parent-style-name="Standard" style:list-style-name="L12">
      <style:paragraph-properties fo:text-align="justify" style:justify-single-word="false"/>
      <style:text-properties fo:font-weight="normal" officeooo:rsid="00597efd" officeooo:paragraph-rsid="00597efd" style:font-weight-asian="normal" style:font-weight-complex="normal"/>
    </style:style>
    <style:style style:name="P129" style:family="paragraph" style:parent-style-name="Standard" style:list-style-name="L21">
      <style:paragraph-properties fo:text-align="justify" style:justify-single-word="false"/>
      <style:text-properties fo:font-weight="normal" officeooo:rsid="008ae989" officeooo:paragraph-rsid="008ae989" style:font-weight-asian="normal" style:font-weight-complex="normal"/>
    </style:style>
    <style:style style:name="P130" style:family="paragraph" style:parent-style-name="Standard" style:list-style-name="L22">
      <style:paragraph-properties fo:text-align="justify" style:justify-single-word="false"/>
      <style:text-properties fo:font-weight="normal" officeooo:rsid="008b4648" officeooo:paragraph-rsid="008b4648" style:font-weight-asian="normal" style:font-weight-complex="normal"/>
    </style:style>
    <style:style style:name="P131" style:family="paragraph" style:parent-style-name="Standard" style:list-style-name="L23">
      <style:paragraph-properties fo:text-align="justify" style:justify-single-word="false"/>
      <style:text-properties fo:font-weight="normal" officeooo:rsid="008d59dd" officeooo:paragraph-rsid="008d59dd" style:font-weight-asian="normal" style:font-weight-complex="normal"/>
    </style:style>
    <style:style style:name="P132" style:family="paragraph" style:parent-style-name="Standard" style:list-style-name="L24">
      <style:paragraph-properties fo:text-align="justify" style:justify-single-word="false"/>
      <style:text-properties fo:font-weight="normal" officeooo:rsid="008f2152" officeooo:paragraph-rsid="008f2152" style:font-weight-asian="normal" style:font-weight-complex="normal"/>
    </style:style>
    <style:style style:name="P133" style:family="paragraph" style:parent-style-name="Standard" style:list-style-name="L24">
      <style:paragraph-properties fo:text-align="justify" style:justify-single-word="false"/>
      <style:text-properties fo:font-weight="normal" officeooo:rsid="00912105" officeooo:paragraph-rsid="00912105" style:font-weight-asian="normal" style:font-weight-complex="normal"/>
    </style:style>
    <style:style style:name="P134" style:family="paragraph" style:parent-style-name="Standard" style:list-style-name="L34">
      <style:paragraph-properties fo:text-align="justify" style:justify-single-word="false"/>
      <style:text-properties fo:font-weight="normal" officeooo:rsid="00b7d958" officeooo:paragraph-rsid="00b97f64" style:font-weight-asian="normal" style:font-weight-complex="normal"/>
    </style:style>
    <style:style style:name="P135" style:family="paragraph" style:parent-style-name="Standard">
      <style:text-properties fo:font-weight="normal" officeooo:rsid="00bdef88" officeooo:paragraph-rsid="00bdef88" style:font-weight-asian="normal" style:font-weight-complex="normal"/>
    </style:style>
    <style:style style:name="P136" style:family="paragraph" style:parent-style-name="Standard" style:list-style-name="L36">
      <style:text-properties fo:font-weight="normal" officeooo:rsid="00bdef88" officeooo:paragraph-rsid="00bdef88" style:font-weight-asian="normal" style:font-weight-complex="normal"/>
    </style:style>
    <style:style style:name="P137" style:family="paragraph" style:parent-style-name="Standard">
      <style:text-properties fo:font-weight="normal" officeooo:rsid="00c0f2fa" officeooo:paragraph-rsid="00c0f2fa" style:font-weight-asian="normal" style:font-weight-complex="normal"/>
    </style:style>
    <style:style style:name="P138" style:family="paragraph" style:parent-style-name="Standard" style:list-style-name="L37">
      <style:text-properties fo:font-weight="normal" officeooo:rsid="00c0f2fa" officeooo:paragraph-rsid="00c0f2fa" style:font-weight-asian="normal" style:font-weight-complex="normal"/>
    </style:style>
    <style:style style:name="P139" style:family="paragraph" style:parent-style-name="Standard" style:list-style-name="L37">
      <style:text-properties fo:font-weight="normal" officeooo:rsid="00c25614" officeooo:paragraph-rsid="00c25614" style:font-weight-asian="normal" style:font-weight-complex="normal"/>
    </style:style>
    <style:style style:name="P140" style:family="paragraph" style:parent-style-name="Standard" style:list-style-name="L37">
      <style:text-properties fo:font-weight="normal" officeooo:rsid="00c2f1c0" officeooo:paragraph-rsid="00c2f1c0" style:font-weight-asian="normal" style:font-weight-complex="normal"/>
    </style:style>
    <style:style style:name="P141" style:family="paragraph" style:parent-style-name="Standard" style:list-style-name="L37">
      <style:text-properties fo:font-weight="normal" officeooo:rsid="00c4383b" officeooo:paragraph-rsid="00c4383b" style:font-weight-asian="normal" style:font-weight-complex="normal"/>
    </style:style>
    <style:style style:name="P142" style:family="paragraph" style:parent-style-name="Standard">
      <style:text-properties fo:font-weight="normal" officeooo:rsid="00c64b0e" officeooo:paragraph-rsid="00c4383b" style:font-weight-asian="normal" style:font-weight-complex="normal"/>
    </style:style>
    <style:style style:name="P143" style:family="paragraph" style:parent-style-name="Standard" style:list-style-name="L39">
      <style:text-properties fo:font-weight="normal" officeooo:rsid="00c72678" officeooo:paragraph-rsid="00c72678" style:font-weight-asian="normal" style:font-weight-complex="normal"/>
    </style:style>
    <style:style style:name="P144" style:family="paragraph" style:parent-style-name="Standard" style:list-style-name="L39">
      <style:text-properties fo:font-weight="normal" officeooo:rsid="00c7fb76" officeooo:paragraph-rsid="00c7fb76" style:font-weight-asian="normal" style:font-weight-complex="normal"/>
    </style:style>
    <style:style style:name="P145" style:family="paragraph" style:parent-style-name="Standard" style:list-style-name="L39">
      <style:text-properties fo:font-weight="normal" officeooo:rsid="00c9b939" officeooo:paragraph-rsid="00c9b939" style:font-weight-asian="normal" style:font-weight-complex="normal"/>
    </style:style>
    <style:style style:name="P146" style:family="paragraph" style:parent-style-name="Standard" style:list-style-name="L39">
      <style:text-properties fo:font-weight="normal" officeooo:rsid="00c9b939" officeooo:paragraph-rsid="00ca33b7" style:font-weight-asian="normal" style:font-weight-complex="normal"/>
    </style:style>
    <style:style style:name="P147" style:family="paragraph" style:parent-style-name="Standard">
      <style:text-properties fo:font-weight="normal" officeooo:rsid="00c9b939" officeooo:paragraph-rsid="00c9b939" style:font-weight-asian="normal" style:font-weight-complex="normal"/>
    </style:style>
    <style:style style:name="P148" style:family="paragraph" style:parent-style-name="Standard" style:list-style-name="L40">
      <style:text-properties fo:font-weight="normal" officeooo:rsid="00ca9b68" officeooo:paragraph-rsid="00ca9b68" style:font-weight-asian="normal" style:font-weight-complex="normal"/>
    </style:style>
    <style:style style:name="P149" style:family="paragraph" style:parent-style-name="Standard" style:list-style-name="L40">
      <style:text-properties fo:font-weight="normal" officeooo:rsid="00cad9b2" officeooo:paragraph-rsid="00cad9b2" style:font-weight-asian="normal" style:font-weight-complex="normal"/>
    </style:style>
    <style:style style:name="P150" style:family="paragraph" style:parent-style-name="Standard" style:list-style-name="L40">
      <style:text-properties fo:font-weight="normal" officeooo:rsid="00cb6e49" officeooo:paragraph-rsid="00cb6e49" style:font-weight-asian="normal" style:font-weight-complex="normal"/>
    </style:style>
    <style:style style:name="P151" style:family="paragraph" style:parent-style-name="Standard">
      <style:text-properties fo:font-weight="normal" officeooo:rsid="00cb6e49" officeooo:paragraph-rsid="00cb6e49" style:font-weight-asian="normal" style:font-weight-complex="normal"/>
    </style:style>
    <style:style style:name="P152" style:family="paragraph" style:parent-style-name="Standard">
      <style:text-properties fo:font-weight="normal" officeooo:rsid="00ce3d66" officeooo:paragraph-rsid="00ce3d66" style:font-weight-asian="normal" style:font-weight-complex="normal"/>
    </style:style>
    <style:style style:name="P153" style:family="paragraph" style:parent-style-name="Standard" style:list-style-name="L41">
      <style:text-properties fo:font-weight="normal" officeooo:rsid="00ce3d66" officeooo:paragraph-rsid="00ce3d66" style:font-weight-asian="normal" style:font-weight-complex="normal"/>
    </style:style>
    <style:style style:name="P154" style:family="paragraph" style:parent-style-name="Standard">
      <style:text-properties fo:font-weight="normal" officeooo:rsid="00cf15b7" officeooo:paragraph-rsid="00cf15b7" style:font-weight-asian="normal" style:font-weight-complex="normal"/>
    </style:style>
    <style:style style:name="P155" style:family="paragraph" style:parent-style-name="Standard">
      <style:text-properties fo:font-weight="normal" officeooo:rsid="00ca9b68" officeooo:paragraph-rsid="00ca9b68" fo:background-color="#ffff00" style:font-weight-asian="normal" style:font-weight-complex="normal"/>
    </style:style>
    <style:style style:name="P156" style:family="paragraph" style:parent-style-name="Standard">
      <style:text-properties fo:font-weight="normal" officeooo:rsid="00c72678" officeooo:paragraph-rsid="00c72678" fo:background-color="#ffff00" style:font-weight-asian="normal" style:font-weight-complex="normal"/>
    </style:style>
    <style:style style:name="P157" style:family="paragraph" style:parent-style-name="Standard" style:list-style-name="L10">
      <style:paragraph-properties fo:text-align="justify" style:justify-single-word="false"/>
      <style:text-properties fo:font-style="normal" fo:font-weight="bold" officeooo:rsid="004d8d30" officeooo:paragraph-rsid="004d8d30" style:font-style-asian="normal" style:font-weight-asian="bold" style:font-style-complex="normal" style:font-weight-complex="bold"/>
    </style:style>
    <style:style style:name="P158" style:family="paragraph" style:parent-style-name="Standard" style:list-style-name="L10">
      <style:paragraph-properties fo:text-align="justify" style:justify-single-word="false"/>
      <style:text-properties fo:font-style="normal" fo:font-weight="bold" officeooo:rsid="004f1f1f" officeooo:paragraph-rsid="004f1f1f" style:font-style-asian="normal" style:font-weight-asian="bold" style:font-style-complex="normal" style:font-weight-complex="bold"/>
    </style:style>
    <style:style style:name="P159" style:family="paragraph" style:parent-style-name="Standard" style:list-style-name="L12">
      <style:paragraph-properties fo:text-align="justify" style:justify-single-word="false"/>
      <style:text-properties fo:font-style="normal" fo:font-weight="bold" officeooo:rsid="0058c1ba" officeooo:paragraph-rsid="0058c1ba" style:font-style-asian="normal" style:font-weight-asian="bold" style:font-style-complex="normal" style:font-weight-complex="bold"/>
    </style:style>
    <style:style style:name="P160" style:family="paragraph" style:parent-style-name="Standard" style:list-style-name="L15">
      <style:paragraph-properties fo:text-align="justify" style:justify-single-word="false"/>
      <style:text-properties fo:font-style="normal" fo:font-weight="bold" officeooo:rsid="0064263d" officeooo:paragraph-rsid="0064263d" style:font-style-asian="normal" style:font-weight-asian="bold" style:font-style-complex="normal" style:font-weight-complex="bold"/>
    </style:style>
    <style:style style:name="P161" style:family="paragraph" style:parent-style-name="Standard" style:list-style-name="L17">
      <style:paragraph-properties fo:text-align="justify" style:justify-single-word="false"/>
      <style:text-properties fo:font-style="normal" fo:font-weight="bold" officeooo:rsid="0069aea2" officeooo:paragraph-rsid="0069aea2" style:font-style-asian="normal" style:font-weight-asian="bold" style:font-style-complex="normal" style:font-weight-complex="bold"/>
    </style:style>
    <style:style style:name="P162" style:family="paragraph" style:parent-style-name="Standard" style:list-style-name="L19">
      <style:paragraph-properties fo:text-align="justify" style:justify-single-word="false"/>
      <style:text-properties fo:font-style="normal" fo:font-weight="bold" officeooo:rsid="007d5b9c" officeooo:paragraph-rsid="007d5b9c" style:font-style-asian="normal" style:font-weight-asian="bold" style:font-style-complex="normal" style:font-weight-complex="bold"/>
    </style:style>
    <style:style style:name="P163" style:family="paragraph" style:parent-style-name="Standard" style:list-style-name="L19">
      <style:paragraph-properties fo:text-align="justify" style:justify-single-word="false"/>
      <style:text-properties fo:font-style="normal" fo:font-weight="bold" officeooo:rsid="007f2d4f" officeooo:paragraph-rsid="007f2d4f" style:font-style-asian="normal" style:font-weight-asian="bold" style:font-style-complex="normal" style:font-weight-complex="bold"/>
    </style:style>
    <style:style style:name="P164" style:family="paragraph" style:parent-style-name="Standard" style:list-style-name="L20">
      <style:paragraph-properties fo:text-align="justify" style:justify-single-word="false"/>
      <style:text-properties fo:font-style="normal" fo:font-weight="bold" officeooo:rsid="0082a345" officeooo:paragraph-rsid="0082a345" style:font-style-asian="normal" style:font-weight-asian="bold" style:font-style-complex="normal" style:font-weight-complex="bold"/>
    </style:style>
    <style:style style:name="P165" style:family="paragraph" style:parent-style-name="Standard" style:list-style-name="L20">
      <style:paragraph-properties fo:text-align="justify" style:justify-single-word="false"/>
      <style:text-properties fo:font-style="normal" fo:font-weight="bold" officeooo:rsid="00847d70" officeooo:paragraph-rsid="00847d70" style:font-style-asian="normal" style:font-weight-asian="bold" style:font-style-complex="normal" style:font-weight-complex="bold"/>
    </style:style>
    <style:style style:name="P166" style:family="paragraph" style:parent-style-name="Standard" style:list-style-name="L21">
      <style:paragraph-properties fo:text-align="justify" style:justify-single-word="false"/>
      <style:text-properties fo:font-style="normal" fo:font-weight="bold" officeooo:rsid="008ae989" officeooo:paragraph-rsid="008ae989" style:font-style-asian="normal" style:font-weight-asian="bold" style:font-style-complex="normal" style:font-weight-complex="bold"/>
    </style:style>
    <style:style style:name="P167" style:family="paragraph" style:parent-style-name="Standard" style:list-style-name="L12">
      <style:paragraph-properties fo:text-align="justify" style:justify-single-word="false"/>
      <style:text-properties fo:font-style="normal" fo:font-weight="normal" officeooo:rsid="005affc2" officeooo:paragraph-rsid="005affc2" style:font-style-asian="normal" style:font-weight-asian="normal" style:font-style-complex="normal" style:font-weight-complex="normal"/>
    </style:style>
    <style:style style:name="P168" style:family="paragraph" style:parent-style-name="Standard" style:list-style-name="L13">
      <style:paragraph-properties fo:text-align="justify" style:justify-single-word="false"/>
      <style:text-properties fo:font-style="normal" fo:font-weight="normal" officeooo:rsid="005e7b33" officeooo:paragraph-rsid="005e7b33" style:font-style-asian="normal" style:font-weight-asian="normal" style:font-style-complex="normal" style:font-weight-complex="normal"/>
    </style:style>
    <style:style style:name="P169" style:family="paragraph" style:parent-style-name="Standard" style:list-style-name="L14">
      <style:paragraph-properties fo:text-align="justify" style:justify-single-word="false"/>
      <style:text-properties fo:font-style="normal" fo:font-weight="normal" officeooo:rsid="00616b8e" officeooo:paragraph-rsid="00616b8e" style:font-style-asian="normal" style:font-weight-asian="normal" style:font-style-complex="normal" style:font-weight-complex="normal"/>
    </style:style>
    <style:style style:name="P170" style:family="paragraph" style:parent-style-name="Standard" style:list-style-name="L15">
      <style:paragraph-properties fo:text-align="justify" style:justify-single-word="false"/>
      <style:text-properties fo:font-style="normal" fo:font-weight="normal" officeooo:rsid="0064263d" officeooo:paragraph-rsid="0064263d" style:font-style-asian="normal" style:font-weight-asian="normal" style:font-style-complex="normal" style:font-weight-complex="normal"/>
    </style:style>
    <style:style style:name="P171" style:family="paragraph" style:parent-style-name="Standard" style:list-style-name="L16">
      <style:paragraph-properties fo:text-align="justify" style:justify-single-word="false"/>
      <style:text-properties fo:font-style="normal" fo:font-weight="normal" officeooo:rsid="00691d94" officeooo:paragraph-rsid="00691d94" style:font-style-asian="normal" style:font-weight-asian="normal" style:font-style-complex="normal" style:font-weight-complex="normal"/>
    </style:style>
    <style:style style:name="P172" style:family="paragraph" style:parent-style-name="Standard" style:list-style-name="L18">
      <style:paragraph-properties fo:text-align="justify" style:justify-single-word="false"/>
      <style:text-properties fo:font-style="normal" fo:font-weight="normal" officeooo:rsid="0078893b" officeooo:paragraph-rsid="0078893b" style:font-style-asian="normal" style:font-weight-asian="normal" style:font-style-complex="normal" style:font-weight-complex="normal"/>
    </style:style>
    <style:style style:name="P173" style:family="paragraph" style:parent-style-name="Standard" style:list-style-name="L18">
      <style:paragraph-properties fo:text-align="justify" style:justify-single-word="false"/>
      <style:text-properties fo:font-style="normal" fo:font-weight="normal" officeooo:rsid="0078eb3b" officeooo:paragraph-rsid="0078eb3b" style:font-style-asian="normal" style:font-weight-asian="normal" style:font-style-complex="normal" style:font-weight-complex="normal"/>
    </style:style>
    <style:style style:name="P174" style:family="paragraph" style:parent-style-name="Standard" style:list-style-name="L18">
      <style:paragraph-properties fo:text-align="justify" style:justify-single-word="false"/>
      <style:text-properties fo:font-style="normal" fo:font-weight="normal" officeooo:rsid="00792c26" officeooo:paragraph-rsid="00792c26" style:font-style-asian="normal" style:font-weight-asian="normal" style:font-style-complex="normal" style:font-weight-complex="normal"/>
    </style:style>
    <style:style style:name="P175" style:family="paragraph" style:parent-style-name="Standard" style:list-style-name="L19">
      <style:paragraph-properties fo:text-align="justify" style:justify-single-word="false"/>
      <style:text-properties fo:font-style="normal" fo:font-weight="normal" officeooo:rsid="007c766b" officeooo:paragraph-rsid="007c766b" style:font-style-asian="normal" style:font-weight-asian="normal" style:font-style-complex="normal" style:font-weight-complex="normal"/>
    </style:style>
    <style:style style:name="P176" style:family="paragraph" style:parent-style-name="Standard" style:list-style-name="L19">
      <style:paragraph-properties fo:text-align="justify" style:justify-single-word="false"/>
      <style:text-properties fo:font-style="normal" fo:font-weight="normal" officeooo:rsid="007d5b9c" officeooo:paragraph-rsid="007d5b9c" style:font-style-asian="normal" style:font-weight-asian="normal" style:font-style-complex="normal" style:font-weight-complex="normal"/>
    </style:style>
    <style:style style:name="P177" style:family="paragraph" style:parent-style-name="Standard" style:list-style-name="L20">
      <style:paragraph-properties fo:text-align="justify" style:justify-single-word="false"/>
      <style:text-properties fo:font-style="normal" fo:font-weight="normal" officeooo:rsid="0082a345" officeooo:paragraph-rsid="0082a345" style:font-style-asian="normal" style:font-weight-asian="normal" style:font-style-complex="normal" style:font-weight-complex="normal"/>
    </style:style>
    <style:style style:name="P178" style:family="paragraph" style:parent-style-name="Standard" style:list-style-name="L26">
      <style:paragraph-properties fo:text-align="justify" style:justify-single-word="false"/>
      <style:text-properties fo:font-style="normal" fo:font-weight="normal" officeooo:rsid="0094fe8c" officeooo:paragraph-rsid="0094fe8c" style:font-style-asian="normal" style:font-weight-asian="normal" style:font-style-complex="normal" style:font-weight-complex="normal"/>
    </style:style>
    <style:style style:name="P179" style:family="paragraph" style:parent-style-name="Standard" style:list-style-name="L26">
      <style:paragraph-properties fo:text-align="justify" style:justify-single-word="false"/>
      <style:text-properties fo:font-style="normal" fo:font-weight="normal" officeooo:rsid="0095c7cc" officeooo:paragraph-rsid="0095c7cc" style:font-style-asian="normal" style:font-weight-asian="normal" style:font-style-complex="normal" style:font-weight-complex="normal"/>
    </style:style>
    <style:style style:name="P180" style:family="paragraph" style:parent-style-name="Standard" style:list-style-name="L27">
      <style:paragraph-properties fo:text-align="justify" style:justify-single-word="false"/>
      <style:text-properties fo:font-style="normal" fo:font-weight="normal" officeooo:rsid="00974013" officeooo:paragraph-rsid="00974013" style:font-style-asian="normal" style:font-weight-asian="normal" style:font-style-complex="normal" style:font-weight-complex="normal"/>
    </style:style>
    <style:style style:name="P181" style:family="paragraph" style:parent-style-name="Standard" style:list-style-name="L27">
      <style:paragraph-properties fo:text-align="justify" style:justify-single-word="false"/>
      <style:text-properties fo:font-style="normal" fo:font-weight="normal" officeooo:rsid="0099228d" officeooo:paragraph-rsid="0099228d" style:font-style-asian="normal" style:font-weight-asian="normal" style:font-style-complex="normal" style:font-weight-complex="normal"/>
    </style:style>
    <style:style style:name="P182" style:family="paragraph" style:parent-style-name="Standard" style:list-style-name="L28">
      <style:paragraph-properties fo:text-align="justify" style:justify-single-word="false"/>
      <style:text-properties fo:font-style="normal" fo:font-weight="normal" officeooo:rsid="009ad73a" officeooo:paragraph-rsid="009ad73a" style:font-style-asian="normal" style:font-weight-asian="normal" style:font-style-complex="normal" style:font-weight-complex="normal"/>
    </style:style>
    <style:style style:name="P183" style:family="paragraph" style:parent-style-name="Standard" style:list-style-name="L28">
      <style:paragraph-properties fo:text-align="justify" style:justify-single-word="false"/>
      <style:text-properties fo:font-style="normal" fo:font-weight="normal" officeooo:rsid="00a26613" officeooo:paragraph-rsid="00a26613" style:font-style-asian="normal" style:font-weight-asian="normal" style:font-style-complex="normal" style:font-weight-complex="normal"/>
    </style:style>
    <style:style style:name="P184" style:family="paragraph" style:parent-style-name="Standard" style:list-style-name="L29">
      <style:paragraph-properties fo:text-align="justify" style:justify-single-word="false"/>
      <style:text-properties fo:font-style="normal" fo:font-weight="normal" officeooo:rsid="00a4cf17" officeooo:paragraph-rsid="00a4cf17" style:font-style-asian="normal" style:font-weight-asian="normal" style:font-style-complex="normal" style:font-weight-complex="normal"/>
    </style:style>
    <style:style style:name="P185" style:family="paragraph" style:parent-style-name="Standard" style:list-style-name="L29">
      <style:paragraph-properties fo:text-align="justify" style:justify-single-word="false"/>
      <style:text-properties fo:font-style="normal" fo:font-weight="normal" officeooo:rsid="00a50cd8" officeooo:paragraph-rsid="00a50cd8" style:font-style-asian="normal" style:font-weight-asian="normal" style:font-style-complex="normal" style:font-weight-complex="normal"/>
    </style:style>
    <style:style style:name="P186" style:family="paragraph" style:parent-style-name="Standard" style:list-style-name="L20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82a345" officeooo:paragraph-rsid="0082a345" style:font-style-asian="normal" style:font-weight-asian="bold" style:font-style-complex="normal" style:font-weight-complex="bold"/>
    </style:style>
    <style:style style:name="P187" style:family="paragraph" style:parent-style-name="Standard" style:list-style-name="L20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a345" officeooo:paragraph-rsid="0082a345" style:font-style-asian="normal" style:font-weight-asian="normal" style:font-style-complex="normal" style:font-weight-complex="normal"/>
    </style:style>
    <style:style style:name="P188" style:family="paragraph" style:parent-style-name="Standard" style:list-style-name="L30">
      <style:paragraph-properties fo:text-align="justify" style:justify-single-word="false"/>
      <style:text-properties fo:font-style="normal" style:text-underline-style="none" fo:font-weight="normal" officeooo:rsid="00a7aa0f" officeooo:paragraph-rsid="00a7aa0f" style:font-style-asian="normal" style:font-weight-asian="normal" style:font-style-complex="normal" style:font-weight-complex="normal"/>
    </style:style>
    <style:style style:name="P189" style:family="paragraph" style:parent-style-name="Standard" style:list-style-name="L30">
      <style:paragraph-properties fo:text-align="justify" style:justify-single-word="false"/>
      <style:text-properties fo:font-style="normal" style:text-underline-style="none" fo:font-weight="normal" officeooo:rsid="00a814a9" officeooo:paragraph-rsid="00a814a9" style:font-style-asian="normal" style:font-weight-asian="normal" style:font-style-complex="normal" style:font-weight-complex="normal"/>
    </style:style>
    <style:style style:name="P190" style:family="paragraph" style:parent-style-name="Standard" style:list-style-name="L30">
      <style:paragraph-properties fo:text-align="justify" style:justify-single-word="false"/>
      <style:text-properties fo:font-style="normal" style:text-underline-style="none" fo:font-weight="normal" officeooo:rsid="00a90490" officeooo:paragraph-rsid="00a90490" style:font-style-asian="normal" style:font-weight-asian="normal" style:font-style-complex="normal" style:font-weight-complex="normal"/>
    </style:style>
    <style:style style:name="P191" style:family="paragraph" style:parent-style-name="Standard" style:list-style-name="L31">
      <style:paragraph-properties fo:text-align="justify" style:justify-single-word="false"/>
      <style:text-properties fo:font-style="normal" style:text-underline-style="none" fo:font-weight="normal" officeooo:rsid="00ac49ff" officeooo:paragraph-rsid="00ac49ff" style:font-style-asian="normal" style:font-weight-asian="normal" style:font-style-complex="normal" style:font-weight-complex="normal"/>
    </style:style>
    <style:style style:name="P192" style:family="paragraph" style:parent-style-name="Standard" style:list-style-name="L31">
      <style:paragraph-properties fo:text-align="justify" style:justify-single-word="false"/>
      <style:text-properties fo:font-style="normal" style:text-underline-style="none" fo:font-weight="normal" officeooo:rsid="00ae2c09" officeooo:paragraph-rsid="00ae2c09" style:font-style-asian="normal" style:font-weight-asian="normal" style:font-style-complex="normal" style:font-weight-complex="normal"/>
    </style:style>
    <style:style style:name="P193" style:family="paragraph" style:parent-style-name="Standard" style:list-style-name="L31">
      <style:paragraph-properties fo:text-align="justify" style:justify-single-word="false"/>
      <style:text-properties fo:font-style="normal" style:text-underline-style="none" fo:font-weight="normal" officeooo:rsid="00ae6d00" officeooo:paragraph-rsid="00ae6d00" style:font-style-asian="normal" style:font-weight-asian="normal" style:font-style-complex="normal" style:font-weight-complex="normal"/>
    </style:style>
    <style:style style:name="P194" style:family="paragraph" style:parent-style-name="Standard" style:list-style-name="L32">
      <style:paragraph-properties fo:text-align="justify" style:justify-single-word="false"/>
      <style:text-properties fo:font-style="normal" style:text-underline-style="none" fo:font-weight="normal" officeooo:rsid="00b2dd1e" officeooo:paragraph-rsid="00b2dd1e" style:font-style-asian="normal" style:font-weight-asian="normal" style:font-style-complex="normal" style:font-weight-complex="normal"/>
    </style:style>
    <style:style style:name="P195" style:family="paragraph" style:parent-style-name="Standard" style:list-style-name="L32">
      <style:paragraph-properties fo:text-align="justify" style:justify-single-word="false"/>
      <style:text-properties fo:font-style="normal" style:text-underline-style="none" fo:font-weight="normal" officeooo:rsid="00b3e85a" officeooo:paragraph-rsid="00b3e85a" style:font-style-asian="normal" style:font-weight-asian="normal" style:font-style-complex="normal" style:font-weight-complex="normal"/>
    </style:style>
    <style:style style:name="P196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normal" officeooo:rsid="00b708e2" officeooo:paragraph-rsid="00b708e2" style:font-style-asian="normal" style:font-weight-asian="normal" style:font-style-complex="normal" style:font-weight-complex="normal"/>
    </style:style>
    <style:style style:name="P197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normal" officeooo:rsid="00b73616" officeooo:paragraph-rsid="00b73616" style:font-style-asian="normal" style:font-weight-asian="normal" style:font-style-complex="normal" style:font-weight-complex="normal"/>
    </style:style>
    <style:style style:name="P198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normal" officeooo:rsid="00b7d958" officeooo:paragraph-rsid="00b7d958" style:font-style-asian="normal" style:font-weight-asian="normal" style:font-style-complex="normal" style:font-weight-complex="normal"/>
    </style:style>
    <style:style style:name="P199" style:family="paragraph" style:parent-style-name="Standard" style:list-style-name="L21">
      <style:paragraph-properties fo:text-align="justify" style:justify-single-word="false"/>
      <style:text-properties officeooo:paragraph-rsid="008ae989"/>
    </style:style>
    <style:style style:name="P200" style:family="paragraph" style:parent-style-name="Standard" style:list-style-name="L34">
      <style:paragraph-properties fo:text-align="justify" style:justify-single-word="false"/>
      <style:text-properties officeooo:paragraph-rsid="00b73616"/>
    </style:style>
    <style:style style:name="P201" style:family="paragraph" style:parent-style-name="Standard" style:list-style-name="L33">
      <style:paragraph-properties fo:text-align="justify" style:justify-single-word="false"/>
      <style:text-properties style:text-underline-style="none" fo:font-weight="bold" officeooo:rsid="00b40248" officeooo:paragraph-rsid="00b40248" style:font-weight-asian="bold" style:font-weight-complex="bold"/>
    </style:style>
    <style:style style:name="P202" style:family="paragraph" style:parent-style-name="Text_20_body">
      <style:text-properties fo:font-weight="normal" officeooo:rsid="00ce3d66" style:font-weight-asian="normal" style:font-weight-complex="normal"/>
    </style:style>
    <style:style style:name="P203" style:family="paragraph" style:parent-style-name="Text_20_body">
      <style:text-properties fo:font-weight="normal" officeooo:rsid="00bdef88" style:font-weight-asian="normal" style:font-weight-complex="normal"/>
    </style:style>
    <style:style style:name="P204" style:family="paragraph">
      <style:paragraph-properties style:writing-mode="lr-tb"/>
    </style:style>
    <style:style style:name="T1" style:family="text">
      <style:text-properties officeooo:rsid="00174b1b"/>
    </style:style>
    <style:style style:name="T2" style:family="text">
      <style:text-properties officeooo:rsid="001bd533"/>
    </style:style>
    <style:style style:name="T3" style:family="text">
      <style:text-properties officeooo:rsid="001c5fd4"/>
    </style:style>
    <style:style style:name="T4" style:family="text">
      <style:text-properties officeooo:rsid="001e912d"/>
    </style:style>
    <style:style style:name="T5" style:family="text">
      <style:text-properties officeooo:rsid="00223b1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05ef" style:font-weight-asian="normal" style:font-weight-complex="normal"/>
    </style:style>
    <style:style style:name="T8" style:family="text">
      <style:text-properties fo:font-weight="normal" officeooo:rsid="00240a02" style:font-weight-asian="normal" style:font-weight-complex="normal"/>
    </style:style>
    <style:style style:name="T9" style:family="text">
      <style:text-properties fo:font-weight="normal" officeooo:rsid="002a9534" style:font-weight-asian="normal" style:font-weight-complex="normal"/>
    </style:style>
    <style:style style:name="T10" style:family="text">
      <style:text-properties fo:font-weight="normal" officeooo:rsid="002bb984" style:font-weight-asian="normal" style:font-weight-complex="normal"/>
    </style:style>
    <style:style style:name="T11" style:family="text">
      <style:text-properties fo:font-weight="normal" officeooo:rsid="002ccde7" style:font-weight-asian="normal" style:font-weight-complex="normal"/>
    </style:style>
    <style:style style:name="T12" style:family="text">
      <style:text-properties fo:font-weight="normal" officeooo:rsid="0049eac0" style:font-weight-asian="normal" style:font-weight-complex="normal"/>
    </style:style>
    <style:style style:name="T13" style:family="text">
      <style:text-properties fo:font-weight="normal" officeooo:rsid="004be395" style:font-weight-asian="normal" style:font-weight-complex="normal"/>
    </style:style>
    <style:style style:name="T14" style:family="text">
      <style:text-properties fo:font-weight="normal" officeooo:rsid="007f972e" style:font-weight-asian="normal" style:font-weight-complex="normal"/>
    </style:style>
    <style:style style:name="T15" style:family="text">
      <style:text-properties fo:font-weight="normal" officeooo:rsid="00818d7d" style:font-weight-asian="normal" style:font-weight-complex="normal"/>
    </style:style>
    <style:style style:name="T16" style:family="text">
      <style:text-properties fo:font-weight="normal" officeooo:rsid="008ae989" style:font-weight-asian="normal" style:font-weight-complex="normal"/>
    </style:style>
    <style:style style:name="T17" style:family="text">
      <style:text-properties fo:font-weight="normal" officeooo:rsid="008b464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fo:background-color="#ffff00" loext:char-shading-value="0" style:font-weight-asian="bold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2708e1"/>
    </style:style>
    <style:style style:name="T23" style:family="text">
      <style:text-properties officeooo:rsid="0027dd58"/>
    </style:style>
    <style:style style:name="T24" style:family="text">
      <style:text-properties officeooo:rsid="0028c8a5"/>
    </style:style>
    <style:style style:name="T25" style:family="text">
      <style:text-properties officeooo:rsid="002ccde7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bold" officeooo:rsid="005107a1" style:font-weight-asian="bold" style:font-weight-complex="bold"/>
    </style:style>
    <style:style style:name="T30" style:family="text">
      <style:text-properties style:text-underline-style="none" fo:font-weight="normal" officeooo:rsid="005107a1" style:font-weight-asian="normal" style:font-weight-complex="normal"/>
    </style:style>
    <style:style style:name="T31" style:family="text">
      <style:text-properties officeooo:rsid="00368014"/>
    </style:style>
    <style:style style:name="T32" style:family="text">
      <style:text-properties officeooo:rsid="0037c7a6"/>
    </style:style>
    <style:style style:name="T33" style:family="text">
      <style:text-properties officeooo:rsid="003b036e"/>
    </style:style>
    <style:style style:name="T34" style:family="text">
      <style:text-properties officeooo:rsid="003ba165"/>
    </style:style>
    <style:style style:name="T35" style:family="text">
      <style:text-properties officeooo:rsid="003d16b0"/>
    </style:style>
    <style:style style:name="T36" style:family="text">
      <style:text-properties officeooo:rsid="0048aa45"/>
    </style:style>
    <style:style style:name="T37" style:family="text">
      <style:text-properties officeooo:rsid="0049eac0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63295c" style:font-style-asian="normal" style:font-style-complex="normal"/>
    </style:style>
    <style:style style:name="T40" style:family="text">
      <style:text-properties fo:font-style="normal" officeooo:rsid="0066fab5" style:font-style-asian="normal" style:font-style-complex="normal"/>
    </style:style>
    <style:style style:name="T41" style:family="text">
      <style:text-properties fo:font-style="normal" officeooo:rsid="00678090" style:font-style-asian="normal" style:font-style-complex="normal"/>
    </style:style>
    <style:style style:name="T42" style:family="text">
      <style:text-properties fo:font-style="normal" officeooo:rsid="0069aea2" style:font-style-asian="normal" style:font-style-complex="normal"/>
    </style:style>
    <style:style style:name="T43" style:family="text">
      <style:text-properties fo:font-style="normal" officeooo:rsid="00771842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0045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6ca7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6fab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7809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9aea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2b83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375e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7184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8ae98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5c7c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d138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a0ba6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3cf6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8ae989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bold" officeooo:rsid="00b73616" style:font-style-asian="normal" style:font-weight-asian="bold" style:font-style-complex="normal" style:font-weight-complex="bold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b73616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font-style="normal" style:text-underline-style="none" officeooo:rsid="00b97f64" style:font-style-asian="normal" style:font-style-complex="normal"/>
    </style:style>
    <style:style style:name="T66" style:family="text">
      <style:text-properties style:text-position="0% 100%" fo:font-weight="bold" style:font-weight-asian="bold" style:font-weight-complex="bold"/>
    </style:style>
    <style:style style:name="T67" style:family="text">
      <style:text-properties style:text-position="0% 100%" fo:font-weight="bold" officeooo:rsid="00bef4ac" style:font-weight-asian="bold" style:font-weight-complex="bold"/>
    </style:style>
    <style:style style:name="T68" style:family="text">
      <style:text-properties officeooo:rsid="008c25a3"/>
    </style:style>
    <style:style style:name="T69" style:family="text">
      <style:text-properties officeooo:rsid="00bef4ac"/>
    </style:style>
    <style:style style:name="T70" style:family="text">
      <style:text-properties officeooo:rsid="00c3f549"/>
    </style:style>
    <style:style style:name="T71" style:family="text">
      <style:text-properties officeooo:rsid="00c4383b"/>
    </style:style>
    <style:style style:name="T72" style:family="text">
      <style:text-properties officeooo:rsid="00c47db1"/>
    </style:style>
    <style:style style:name="T73" style:family="text">
      <style:text-properties officeooo:rsid="00ca33b7"/>
    </style:style>
    <style:style style:name="T74" style:family="text">
      <style:text-properties officeooo:rsid="00cc7e79"/>
    </style:style>
    <style:style style:name="T75" style:family="text">
      <style:text-properties fo:background-color="#81d41a" loext:char-shading-value="0"/>
    </style:style>
    <style:style style:name="T76" style:family="text">
      <style:text-properties fo:background-color="#81d41a" loext:char-shading-value="0"/>
    </style:style>
    <style:style style:name="T77" style:family="text">
      <style:text-properties fo:background-color="#ffff00" loext:char-shading-value="0"/>
    </style:style>
    <style:style style:name="T78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773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cm" fo:min-width="1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23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328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593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Lecture 1 ( February 22 )</text:p>
      <text:p text:style-name="P1"/>
      <text:p text:style-name="P1">.. </text:p>
      <text:p text:style-name="P1"/>
      <text:p text:style-name="P89">3. </text:p>
      <text:p text:style-name="P1"/>
      <text:p text:style-name="P1"><text:span text:style-name="T18">5.</text:span> <text:span text:style-name="T26">OS is resource allocator</text:span></text:p>
      <text:list xml:id="list918887755" text:style-name="L1">
        <text:list-item>
          <text:p text:style-name="P91"><text:span text:style-name="T28">resources</text:span>: CPU time, memory space, storage space, I/O devices… <text:span text:style-name="T1">( manage the resources s.t. the system can be used efficiently )</text:span></text:p>
        </text:list-item>
        <text:list-item>
          <text:p text:style-name="P91">OS is the manager of resources</text:p>
        </text:list-item>
        <text:list-item>
          <text:p text:style-name="P91">( Question ) How to allocate resource to programs and users so that the systems operates efficiently and fairly?</text:p>
        </text:list-item>
      </text:list>
      <text:p text:style-name="P2">OS is a control programs</text:p>
      <text:list xml:id="list3484327510" text:style-name="L2">
        <text:list-item>
          <text:p text:style-name="P92">manage the execution of programs ( prevents errors )</text:p>
        </text:list-item>
        <text:list-item>
          <text:p text:style-name="P92"><text:s/>Controls I/O devices</text:p>
        </text:list-item>
      </text:list>
      <text:p text:style-name="P2"/>
      <text:p text:style-name="P3"><text:span text:style-name="T18">6.</text:span> History of the OS</text:p>
      <text:list xml:id="list2535399605" text:style-name="L3">
        <text:list-item>
          <text:p text:style-name="P93">early experiments ( mathematicians, the first people )</text:p>
        </text:list-item>
        <text:list-item>
          <text:p text:style-name="P93">millitary uses <text:span text:style-name="T2">( code breaking throughout war, </text:span><text:span text:style-name="T4">encryption and decryption</text:span><text:span text:style-name="T2"> </text:span><text:span text:style-name="T3">)</text:span></text:p>
        </text:list-item>
        <text:list-item>
          <text:p text:style-name="P93">government use <text:span text:style-name="T5">( census calculations ) </text:span></text:p>
        </text:list-item>
        <text:list-item>
          <text:p text:style-name="P93">general-purpose use </text:p>
        </text:list-item>
      </text:list>
      <text:p text:style-name="P3"/>
      <text:p text:style-name="P4"><text:span text:style-name="T29">7.</text:span><text:span text:style-name="T30"> </text:span><text:span text:style-name="T26">Definition of OS</text:span></text:p>
      <text:list xml:id="list3899047759" text:style-name="L4">
        <text:list-item>
          <text:p text:style-name="P94">No actual ( universally ) accepted definition</text:p>
        </text:list-item>
        <text:list-item>
          <text:p text:style-name="P94">OS is the program running at all times on a computer – kernel </text:p>
        </text:list-item>
        <text:list-item>
          <text:p text:style-name="P95">s7. ystem programs <text:span text:style-name="T6">( device drivers, antivirus software, backup </text:span><text:span text:style-name="T8">) - </text:span><text:span text:style-name="T7">not generally used</text:span><text:span text:style-name="T6"> </text:span><text:span text:style-name="T7">by the average person with an OS</text:span><text:span text:style-name="T6"> </text:span><text:span text:style-name="T20">vs</text:span><text:span text:style-name="T6"> </text:span>application programs<text:span text:style-name="T6"> </text:span></text:p>
        </text:list-item>
        <text:list-item>
          <text:p text:style-name="P118">1998, <text:span text:style-name="T22">suit against Microsoft </text:span><text:span text:style-name="T23">( due to integration of the Microsoft </text:span><text:span text:style-name="T24">E</text:span><text:span text:style-name="T23">xplorer )</text:span></text:p>
        </text:list-item>
        <text:list-item>
          <text:p text:style-name="P96">middleware <text:span text:style-name="T6">( </text:span>Android <text:span text:style-name="T6">) </text:span><text:span text:style-name="T10">( collection of libraries ) </text:span><text:span text:style-name="T6">- framework that provides services beyond OS to application programmers </text:span><text:span text:style-name="T9">( used by most application programmers )</text:span></text:p>
        </text:list-item>
        <text:list-item>
          <text:p text:style-name="P97">kernel <text:span text:style-name="T6">+ middleware + system programs </text:span><text:span text:style-name="T11">= </text:span><text:span text:style-name="T25">OS</text:span></text:p>
        </text:list-item>
      </text:list>
      <text:p text:style-name="P5"/>
      <text:p text:style-name="P39"><text:span text:style-name="T18">8.</text:span> Why study operating systems?</text:p>
      <text:list xml:id="list3903592603" text:style-name="L5">
        <text:list-item>
          <text:p text:style-name="P119">Small % of programmers develop OS</text:p>
        </text:list-item>
        <text:list-item>
          <text:p text:style-name="P119">Almost all code runs on top of some OS</text:p>
        </text:list-item>
        <text:list-item>
          <text:p text:style-name="P120">Understanding OS is crucial to efficient and secure programming </text:p>
        </text:list-item>
      </text:list>
      <text:p text:style-name="P32"/>
      <text:p text:style-name="P33"><text:span text:style-name="T66">9.</text:span> Computer-system organisation</text:p>
      <text:list xml:id="list517770430" text:style-name="L6">
        <text:list-item>
          <text:p text:style-name="P121">device controller <text:span text:style-name="T33">( electronic part of the hardware )</text:span>: local buffer<text:span text:style-name="T32">(?)</text:span> + special-purpose registers<text:span text:style-name="T31">(?)</text:span></text:p>
        </text:list-item>
        <text:list-item>
          <text:p text:style-name="P122"><text:span text:style-name="T18">device driver </text:span><text:span text:style-name="T34">( </text:span><text:span text:style-name="T35">integrated into the OS, </text:span><text:span text:style-name="T34">responsible for understanding how the controllers work )</text:span>: understards the device and provides an interface to OS</text:p>
        </text:list-item>
      </text:list>
      <text:p text:style-name="P34"/>
      <text:p text:style-name="P34"><text:span text:style-name="T18">10</text:span>. <text:s/><text:span text:style-name="T26">Performing I/O</text:span> ( interrupt )</text:p>
      <text:list xml:id="list3956708610" text:style-name="L7">
        <text:list-item>
          <text:p text:style-name="P123">device driver loads registers in the controller</text:p>
        </text:list-item>
        <text:list-item>
          <text:p text:style-name="P123">controller determines what action to take</text:p>
        </text:list-item>
        <text:list-item>
          <text:p text:style-name="P123">controller informs the driver it has finished</text:p>
        </text:list-item>
        <text:list-item>
          <text:p text:style-name="P123">device driver returns the data to OS or status information ( “device busy”)</text:p>
        </text:list-item>
        <text:list-item>
          <text:p text:style-name="P124">controller informs the driver via an <text:span text:style-name="T18">interrupt</text:span></text:p>
        </text:list-item>
      </text:list>
      <text:p text:style-name="P16"/>
      <text:p text:style-name="P16"/>
      <text:p text:style-name="P35"/>
      <text:p text:style-name="P35"><draw:custom-shape text:anchor-type="paragraph" draw:z-index="0" draw:name="Shape 1" draw:style-name="gr5" draw:text-style-name="P204" svg:width="3.255cm" svg:height="2.594cm" svg:x="0.536cm" svg:y="-1.755cm"><text:p text:style-name="P204">CPU ( with registers)</text:p><draw:enhanced-geometry svg:viewBox="0 0 21600 21600" draw:type="rectangle" draw:enhanced-path="M 0 0 L 21600 0 21600 21600 0 21600 0 0 Z N"/></draw:custom-shape><draw:custom-shape text:anchor-type="paragraph" draw:z-index="1" draw:name="Shape 3" draw:style-name="gr4" draw:text-style-name="P204" svg:width="3.678cm" svg:height="2.329cm" svg:x="10.511cm" svg:y="-1.755cm"><text:p text:style-name="P204">Controller (with registers) </text:p><draw:enhanced-geometry svg:viewBox="0 0 21600 21600" draw:type="rectangle" draw:enhanced-path="M 0 0 L 21600 0 21600 21600 0 21600 0 0 Z N"/></draw:custom-shape><draw:custom-shape text:anchor-type="paragraph" draw:z-index="3" draw:name="Shape 5" draw:style-name="gr2" draw:text-style-name="P204" svg:width="2.435cm" svg:height="1.244cm" svg:x="14.956cm" svg:y="-0.889cm"><text:p text:style-name="P204">Dis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6" draw:style-name="gr1" draw:text-style-name="P204" svg:width="3.943cm" svg:height="1.773cm" svg:x="4.902cm" svg:y="-1.524cm"><text:p text:style-name="P204">Memory<text:tab/></text:p><draw:enhanced-geometry svg:viewBox="0 0 21600 21600" draw:type="rectangle" draw:enhanced-path="M 0 0 L 21600 0 21600 21600 0 21600 0 0 Z N"/></draw:custom-shape><draw:custom-shape text:anchor-type="paragraph" draw:z-index="2" draw:name="Shape 4" draw:style-name="gr3" draw:text-style-name="P204" svg:width="1.985cm" svg:height="0.424cm" svg:x="12.39cm" svg:y="-0.466cm"><text:p text:style-name="P204">buffer</text:p><draw:enhanced-geometry svg:viewBox="0 0 21600 21600" draw:type="rectangle" draw:enhanced-path="M 0 0 L 21600 0 21600 21600 0 21600 0 0 Z N"/></draw:custom-shape><text:soft-page-break/></text:p>
      <text:p text:style-name="P35"/>
      <text:p text:style-name="P35"/>
      <text:p text:style-name="P35"/>
      <text:p text:style-name="P40">11. <text:span text:style-name="T26">Implementation of the I/O ( interrupt )</text:span></text:p>
      <text:list xml:id="list1885814508" text:style-name="L8">
        <text:list-item>
          <text:p text:style-name="P98">interrupt-request line </text:p>
        </text:list-item>
        <text:list-item>
          <text:p text:style-name="P125">read the interrupt number + jump to <text:span text:style-name="T18">interrupt-handler routine </text:span></text:p>
        </text:list-item>
        <text:list-item>
          <text:p text:style-name="P125">device controller <text:span text:style-name="T18">raises </text:span><text:s/>an interrupt, CPU catches the interrupt</text:p>
        </text:list-item>
      </text:list>
      <text:p text:style-name="P36"/>
      <text:p text:style-name="P41"><text:span text:style-name="T18">12.</text:span> Implementation of the I/O ( interrupt ) pt.2</text:p>
      <text:p text:style-name="P41"><text:tab/><text:span text:style-name="T36">In modern systems, more sophisticated features are needed:</text:span></text:p>
      <text:list xml:id="list3500542110" text:style-name="L9">
        <text:list-item>
          <text:p text:style-name="P126">Defer interrupt handling during critical processing</text:p>
        </text:list-item>
        <text:list-item>
          <text:p text:style-name="P126">Efficient way to dispatch to the proper interrupt handler for a device</text:p>
        </text:list-item>
        <text:list-item>
          <text:p text:style-name="P126">Multilevel interrupts, so that the operating system can distinguish between high- and low-priority and can respond with the appropriate degree of urgency</text:p>
        </text:list-item>
        <text:list-item>
          <text:p text:style-name="P99">interrupt-controller <text:span text:style-name="T6">hardware </text:span><text:span text:style-name="T12">( to help the CPU, </text:span><text:span text:style-name="T13">always have to pass through them first then the CPU</text:span><text:span text:style-name="T12"> ) </text:span></text:p>
        </text:list-item>
      </text:list>
      <text:p text:style-name="P42"/>
      <text:p text:style-name="P17"><text:span text:style-name="T37">1</text:span>3.<text:span text:style-name="T6"> </text:span><text:span text:style-name="T27">Implementation of the I/O ( interrupt ) pt.3</text:span></text:p>
      <text:list xml:id="list691730555" text:style-name="L10">
        <text:list-item>
          <text:p text:style-name="P100"><text:span text:style-name="T6">CPU have </text:span><text:span text:style-name="T20">two </text:span><text:span text:style-name="T44">interrupt-request lines: </text:span><text:span text:style-name="T38">nonmaskable </text:span><text:span text:style-name="T44">vs </text:span><text:span text:style-name="T38">maskable</text:span></text:p>
        </text:list-item>
        <text:list-item>
          <text:p text:style-name="P157">interrupt vector</text:p>
        </text:list-item>
        <text:list-item>
          <text:p text:style-name="P158">interrupt priority levels </text:p>
        </text:list-item>
      </text:list>
      <text:p text:style-name="P46"/>
      <text:p text:style-name="P6"><text:span text:style-name="T38">14. </text:span><text:span text:style-name="T44">Storage notation</text:span></text:p>
      <text:list xml:id="list58611805" text:style-name="L11">
        <text:list-item>
          <text:p text:style-name="P101"><text:span text:style-name="T38">bit</text:span><text:span text:style-name="T44"> – basic unit of computer storage ( can be 0 or 1 )</text:span></text:p>
        </text:list-item>
        <text:list-item>
          <text:p text:style-name="P101"><text:span text:style-name="T38">byte</text:span><text:span text:style-name="T44"> – 8 bits </text:span></text:p>
        </text:list-item>
        <text:list-item>
          <text:p text:style-name="P101"><text:span text:style-name="T38">word</text:span><text:span text:style-name="T44"> – computer’s native unit of data ( 64-bit architecture = 64-bit words = 8-byte words )</text:span></text:p>
        </text:list-item>
        <text:list-item>
          <text:p text:style-name="P101"><text:span text:style-name="T38">KB, MB</text:span><text:span text:style-name="T44">..</text:span></text:p>
        </text:list-item>
      </text:list>
      <text:p text:style-name="P66"/>
      <text:p text:style-name="P7"><text:span text:style-name="T38">15.</text:span><text:span text:style-name="T60"> Storage structure</text:span></text:p>
      <text:list xml:id="list2564041570" text:style-name="L12">
        <text:list-item>
          <text:p text:style-name="P159">main memory – RAM ( random access memory )</text:p>
        </text:list-item>
        <text:list-item>
          <text:p text:style-name="P127"><text:span text:style-name="T38">RAM Is </text:span><text:span text:style-name="T58">volatile</text:span></text:p>
        </text:list-item>
        <text:list-item>
          <text:p text:style-name="P102"><text:span text:style-name="T38">EEPROM – </text:span><text:span text:style-name="T44">electrically erasable programmable read-only memory nonvolatile, </text:span><text:span text:style-name="T38">bootstrap program</text:span></text:p>
        </text:list-item>
        <text:list-item>
          <text:p text:style-name="P128"><text:span text:style-name="T38">memory: array of bytes, </text:span><text:span text:style-name="T21">load </text:span><text:span text:style-name="T38">and </text:span><text:span text:style-name="T21">store </text:span><text:span text:style-name="T38">instruction</text:span></text:p>
        </text:list-item>
        <text:list-item>
          <text:p text:style-name="P128"><text:span text:style-name="T38">CPU has </text:span><text:span text:style-name="T58">registers</text:span><text:span text:style-name="T38">: program counter</text:span></text:p>
        </text:list-item>
        <text:list-item>
          <text:p text:style-name="P167">instruction-execution cycle:</text:p>
          <text:list>
            <text:list-item>
              <text:p text:style-name="P167">fetch an instruction from memory</text:p>
            </text:list-item>
            <text:list-item>
              <text:p text:style-name="P167">store instruction in the instruction register</text:p>
            </text:list-item>
            <text:list-item>
              <text:p text:style-name="P167">decode instruction-execution</text:p>
            </text:list-item>
            <text:list-item>
              <text:p text:style-name="P167">execution of instruction</text:p>
            </text:list-item>
          </text:list>
        </text:list-item>
      </text:list>
      <text:p text:style-name="P55"/>
      <text:p text:style-name="P18"><text:span text:style-name="T38">16. </text:span><text:span text:style-name="T44">Storage structure pt.2</text:span></text:p>
      <text:p text:style-name="P56">Why don’t we keep everything in the main memory?</text:p>
      <text:list xml:id="list292679653" text:style-name="L13">
        <text:list-item>
          <text:p text:style-name="P168">Too small to store everything ( programs + data ) permanently </text:p>
        </text:list-item>
        <text:list-item>
          <text:p text:style-name="P168">Main memory is volatile ( what happens when power turned off?)</text:p>
        </text:list-item>
      </text:list>
      <text:p text:style-name="P56"/>
      <text:p text:style-name="P19"><text:span text:style-name="T44">Computers have </text:span><text:span text:style-name="T38">secondary storage</text:span><text:span text:style-name="T44">: hold large quantity </text:span><text:span text:style-name="T45">o</text:span><text:span text:style-name="T44">f data permanently</text:span></text:p>
      <text:p text:style-name="P56"/>
      <text:p text:style-name="P20"><text:span text:style-name="T44">Secondary storage devices - </text:span><text:span text:style-name="T38">nonvolatile memory ( NVM ) devices:</text:span></text:p>
      <text:list xml:id="list430558267" text:style-name="L14">
        <text:list-item>
          <text:p text:style-name="P169">hard-disk drives ( HDDs )</text:p>
        </text:list-item>
        <text:list-item>
          <text:p text:style-name="P169">solid-state drives ( SSDs )</text:p>
        </text:list-item>
      </text:list>
      <text:p text:style-name="P43"><text:soft-page-break/><text:span text:style-name="T38">Other components: cache memory, blu-ray, CD-ROM… </text:span><text:span text:style-name="T58">( tertiary storage)…</text:span></text:p>
      <text:p text:style-name="P52"/>
      <text:p text:style-name="P44"><text:span text:style-name="T58">17. </text:span><text:span text:style-name="T38">Memory hierarchy</text:span></text:p>
      <text:p text:style-name="P67">Ideal memory: fast, large, inexpensive, nonvolatile</text:p>
      <text:p text:style-name="P67">(picture in presentation)</text:p>
      <text:p text:style-name="P67"/>
      <text:p text:style-name="P45"><text:span text:style-name="T38">( from smallest and fastest to slower and larger ) </text:span><text:span text:style-name="T39">registers &gt; cache &gt; main memory &gt; nonvolatile memory &gt; hard-disk-drives &gt; optical disk &gt; magnetic tapes </text:span></text:p>
      <text:p text:style-name="P68"/>
      <text:p text:style-name="P8"><text:span text:style-name="T39">1</text:span><text:span text:style-name="T38">8. </text:span><text:span text:style-name="T44">Storage structure pt.3 </text:span><text:span text:style-name="T20">do it if u like</text:span></text:p>
      <text:list xml:id="list1762709051" text:style-name="L15">
        <text:list-item>
          <text:p text:style-name="P170">semiconductor memory ( electronic circuits )</text:p>
        </text:list-item>
        <text:list-item>
          <text:p text:style-name="P103"><text:span text:style-name="T44">When we say </text:span><text:span text:style-name="T38">memory </text:span></text:p>
        </text:list-item>
        <text:list-item>
          <text:p text:style-name="P160">…</text:p>
        </text:list-item>
      </text:list>
      <text:p text:style-name="P47"/>
      <text:p text:style-name="P21"><text:span text:style-name="T38">19. </text:span><text:span text:style-name="T44">I/O structure </text:span><text:span text:style-name="T46">( picture in presentation )</text:span></text:p>
      <text:p text:style-name="P69"/>
      <text:p text:style-name="P22"><text:span text:style-name="T38">20. <text:s/></text:span><text:span text:style-name="T47">Direct memory access ( DMA ) </text:span><text:span text:style-name="T48">( picture in presentation )</text:span></text:p>
      <text:p text:style-name="P70"/>
      <text:p text:style-name="P9"><text:span text:style-name="T41">2</text:span><text:span text:style-name="T38">1. </text:span><text:span text:style-name="T60">Computer-system architecture</text:span></text:p>
      <text:list xml:id="list3665134149" text:style-name="L16">
        <text:list-item>
          <text:p text:style-name="P171">single-processor systems</text:p>
        </text:list-item>
        <text:list-item>
          <text:p text:style-name="P171">multiprocessor systems</text:p>
        </text:list-item>
      </text:list>
      <text:p text:style-name="P57"/>
      <text:p text:style-name="P57">Definitions:</text:p>
      <text:list xml:id="list4122759994" text:style-name="L17">
        <text:list-item>
          <text:p text:style-name="P104"><text:span text:style-name="T38">CPU –</text:span><text:span text:style-name="T44"> the hardware that executes instructions</text:span></text:p>
        </text:list-item>
        <text:list-item>
          <text:p text:style-name="P105"><text:span text:style-name="T38">processor ( contains the CPU and other units ) </text:span><text:span text:style-name="T44">- </text:span><text:span text:style-name="T49">physical chip that contains one or more CPUs</text:span></text:p>
        </text:list-item>
        <text:list-item>
          <text:p text:style-name="P105"><text:span text:style-name="T42">core –</text:span><text:span text:style-name="T49"> the basic computation unit of the CPU</text:span></text:p>
        </text:list-item>
        <text:list-item>
          <text:p text:style-name="P105"><text:span text:style-name="T42">multicore</text:span><text:span text:style-name="T49"> – including multiple computing cores on the same CPU</text:span></text:p>
        </text:list-item>
        <text:list-item>
          <text:p text:style-name="P161">multiprocessor - </text:p>
        </text:list-item>
      </text:list>
      <text:p text:style-name="P71">…</text:p>
      <text:p text:style-name="P71"/>
      <text:p text:style-name="P10"><text:span text:style-name="T42">22</text:span><text:span text:style-name="T49">. Symmetric multiprocessing (SMP)</text:span></text:p>
      <text:p text:style-name="P71">Two processors ( CPUs ) accessing the same main memory</text:p>
      <text:p text:style-name="P72">( picture in presentation )</text:p>
      <text:p text:style-name="P72"/>
      <text:p text:style-name="P23"><text:span text:style-name="T38">23. </text:span><text:span text:style-name="T44">Multicore systems</text:span></text:p>
      <text:p text:style-name="P24"><text:span text:style-name="T38">Dual-core design </text:span><text:span text:style-name="T50">( a processor with 2 CPUs </text:span><text:span text:style-name="T51">) ( picture in presentation ) </text:span></text:p>
      <text:p text:style-name="P73"/>
      <text:p text:style-name="P25"><text:span text:style-name="T40">2</text:span><text:span text:style-name="T38">4. </text:span><text:span text:style-name="T44">Non-uniform memory access ( NUMA )</text:span><text:span text:style-name="T52"> ( picture in presentation )</text:span></text:p>
      <text:p text:style-name="P74"/>
      <text:p text:style-name="P26"><text:span text:style-name="T43">2</text:span><text:span text:style-name="T38">5. </text:span><text:span text:style-name="T44">Clustered systems</text:span></text:p>
      <text:list xml:id="list212375191" text:style-name="L18">
        <text:list-item>
          <text:p text:style-name="P172">Several computers connected by LAN</text:p>
        </text:list-item>
        <text:list-item>
          <text:p text:style-name="P173">Individual computers + LAN + shared storage</text:p>
        </text:list-item>
        <text:list-item>
          <text:p text:style-name="P174">high-availability services</text:p>
        </text:list-item>
        <text:list-item>
          <text:p text:style-name="P174">high-perfomance computing</text:p>
        </text:list-item>
      </text:list>
      <text:p text:style-name="P90">( example, if one of the computers fails, the service is still operable ) </text:p>
      <text:p text:style-name="P90"/>
      <text:p text:style-name="P53">26. <text:span text:style-name="T6">PC motherboard ( picture in presentation )</text:span></text:p>
      <text:p text:style-name="P75"/>
      <text:p text:style-name="P54">27. <text:span text:style-name="T27">OS operations</text:span></text:p>
      <text:list xml:id="list3460771010" text:style-name="L19">
        <text:list-item>
          <text:p text:style-name="P175">bootstrap program ( starts running when you first turn on the computer ) </text:p>
        </text:list-item>
        <text:list-item>
          <text:p text:style-name="P176">OS kernel </text:p>
        </text:list-item>
        <text:list-item>
          <text:p text:style-name="P162"><text:soft-page-break/>system daemons <text:span text:style-name="T6">( on Linux: systemd ) </text:span><text:span text:style-name="T14">( processes that are running and invisible ) </text:span></text:p>
        </text:list-item>
        <text:list-item>
          <text:p text:style-name="P163">trap ( exception ) <text:span text:style-name="T6">is a software-generated interrupt </text:span><text:span text:style-name="T15">( if say, someone tries to divide by 0, this pops up )</text:span></text:p>
        </text:list-item>
        <text:list-item>
          <text:p text:style-name="P163">system call </text:p>
        </text:list-item>
      </text:list>
      <text:p text:style-name="P48"/>
      <text:p text:style-name="P49">28. <text:span text:style-name="T27">Multiprogramming &amp; multitasking</text:span></text:p>
      <text:list xml:id="list698391070" text:style-name="L20">
        <text:list-item>
          <text:p text:style-name="P186"><text:span text:style-name="T6">A </text:span>process <text:span text:style-name="T6">is a program in execution</text:span></text:p>
        </text:list-item>
        <text:list-item>
          <text:p text:style-name="P187">A process occasionally has to wait for an I/O operation to complete</text:p>
        </text:list-item>
        <text:list-item>
          <text:p text:style-name="P164"><text:span text:style-name="T6">increase </text:span>CPU utilisation <text:span text:style-name="T68">( percentage of time the CPU is being useful )</text:span></text:p>
        </text:list-item>
        <text:list-item>
          <text:p text:style-name="P177">(picture in presentation )</text:p>
        </text:list-item>
        <text:list-item>
          <text:p text:style-name="P165">multitasking: <text:span text:style-name="T6">frequent switches ( fast response time ) </text:span></text:p>
        </text:list-item>
      </text:list>
      <text:p text:style-name="P76"/>
      <text:p text:style-name="P50">29. <text:span text:style-name="T6">Multiprogramming &amp; multitasking </text:span><text:span text:style-name="T17">pt.2</text:span></text:p>
      <text:list xml:id="list2926224649" text:style-name="L21">
        <text:list-item>
          <text:p text:style-name="P166"><text:span text:style-name="T6">several processes in memory =&gt; </text:span>memory management</text:p>
        </text:list-item>
        <text:list-item>
          <text:p text:style-name="P199"><text:span text:style-name="T53">several processes ready to run =&gt; </text:span><text:span text:style-name="T59">CPU scheduling</text:span></text:p>
        </text:list-item>
        <text:list-item>
          <text:p text:style-name="P199">processes isolated from one another: <text:span text:style-name="T18">physical memory </text:span><text:span text:style-name="T6">vs </text:span><text:span text:style-name="T18">logical memory, </text:span><text:span text:style-name="T16">execution of processes that are not entirely in the memory running programs that are larger than physical memory</text:span></text:p>
        </text:list-item>
        <text:list-item>
          <text:p text:style-name="P129">filesystem: protect files from inappropriate use</text:p>
        </text:list-item>
        <text:list-item>
          <text:p text:style-name="P129">mechanism for process communication and synchronisation</text:p>
        </text:list-item>
      </text:list>
      <text:p text:style-name="P37"/>
      <text:p text:style-name="P11">30. <text:span text:style-name="T6">Dual-mode operations</text:span></text:p>
      <text:list xml:id="list3145357055" text:style-name="L22">
        <text:list-item>
          <text:p text:style-name="P130">Incorrect ( or malicious ) programs should not affect other programs or the OS</text:p>
        </text:list-item>
        <text:list-item>
          <text:p text:style-name="P106">user mode <text:span text:style-name="T6">vs </text:span>kernel mode ( system mode )</text:p>
        </text:list-item>
        <text:list-item>
          <text:p text:style-name="P106"><text:span text:style-name="T6">supported by hardware – </text:span>mode bit: <text:span text:style-name="T6">0 = kernel, 1 = user</text:span></text:p>
        </text:list-item>
        <text:list-item>
          <text:p text:style-name="P130">( picture in presentation )</text:p>
        </text:list-item>
        <text:list-item>
          <text:p text:style-name="P106">priviliged instructions</text:p>
        </text:list-item>
      </text:list>
      <text:p text:style-name="P11"/>
      <text:p text:style-name="P12">31. <text:span text:style-name="T27">System calls</text:span></text:p>
      <text:list xml:id="list2912951389" text:style-name="L23">
        <text:list-item>
          <text:p text:style-name="P107">System calls <text:span text:style-name="T6">provide an interface for a user program to perform a privileged instruction on the user program’s behalf</text:span></text:p>
        </text:list-item>
        <text:list-item>
          <text:p text:style-name="P131">trap or syscall instruction</text:p>
        </text:list-item>
      </text:list>
      <text:p text:style-name="P38"/>
      <text:p text:style-name="P13">32. <text:span text:style-name="T6">Timer</text:span></text:p>
      <text:list xml:id="list896189204" text:style-name="L24">
        <text:list-item>
          <text:p text:style-name="P132">counters to infinite loops ( won’t allow programs to get stuck )</text:p>
        </text:list-item>
        <text:list-item>
          <text:p text:style-name="P108">Timer <text:span text:style-name="T6">raises interrupts periodically</text:span></text:p>
        </text:list-item>
        <text:list-item>
          <text:p text:style-name="P133">(Linux) HZ Parameter ( kernel config ) = number of interrupts per second</text:p>
          <text:p text:style-name="P109"><text:span text:style-name="T6">$cat /</text:span><text:span text:style-name="T44">boot</text:span><text:span text:style-name="T20">/</text:span><text:span text:style-name="T44">config-version | grep “CONFIG.HZ”</text:span></text:p>
        </text:list-item>
      </text:list>
      <text:p text:style-name="P58"/>
      <text:p text:style-name="P14"><text:span text:style-name="T38">33. </text:span><text:span text:style-name="T44">Resource management</text:span></text:p>
      <text:list xml:id="list4226970255" text:style-name="L25">
        <text:list-header>
          <text:p text:style-name="P110"><text:span text:style-name="T44">OS is a </text:span><text:span text:style-name="T38">resource manager.</text:span></text:p>
        </text:list-header>
      </text:list>
      <text:p text:style-name="P51"/>
      <text:p text:style-name="P51"/>
      <text:p text:style-name="P14"><text:span text:style-name="T38"><text:tab/></text:span><text:span text:style-name="T44">Resources:</text:span></text:p>
      <text:p text:style-name="P59"/>
      <text:p text:style-name="P27"><text:span text:style-name="T38">34. </text:span><text:span text:style-name="T44">Process management</text:span></text:p>
      <text:list xml:id="list3985021864" text:style-name="L26">
        <text:list-item>
          <text:p text:style-name="P178">A program in execution = process</text:p>
        </text:list-item>
        <text:list-item>
          <text:p text:style-name="P178">A process needs certain resources</text:p>
        </text:list-item>
        <text:list-item>
          <text:p text:style-name="P178">A program by itself is not a processes</text:p>
        </text:list-item>
        <text:list-item>
          <text:p text:style-name="P111"><text:span text:style-name="T44">A program is a passive entit</text:span><text:span text:style-name="T54">y, a process is an active entity</text:span></text:p>
        </text:list-item>
        <text:list-item>
          <text:p text:style-name="P112"><text:span text:style-name="T44">A single threaded process has one </text:span><text:span text:style-name="T38">program counter </text:span><text:span text:style-name="T44">specifying the next instruction to execute</text:span></text:p>
        </text:list-item>
        <text:list-item>
          <text:p text:style-name="P179"><text:soft-page-break/>A multithreaded process has multiple program counters: one for each thread</text:p>
        </text:list-item>
      </text:list>
      <text:p text:style-name="P60"/>
      <text:p text:style-name="P28"><text:span text:style-name="T38">35. </text:span><text:span text:style-name="T44">Process management pt.2</text:span></text:p>
      <text:p text:style-name="P61">Job of the OS:</text:p>
      <text:list xml:id="list4033993327" text:style-name="L27">
        <text:list-item>
          <text:p text:style-name="P180">Creating and deleting ( both user and system ) processes</text:p>
        </text:list-item>
        <text:list-item>
          <text:p text:style-name="P180">Scheduling processes and threads on the CPUs</text:p>
        </text:list-item>
        <text:list-item>
          <text:p text:style-name="P180">Suspending and resuming processes</text:p>
        </text:list-item>
        <text:list-item>
          <text:p text:style-name="P181">Providing mechanisms for process communication</text:p>
        </text:list-item>
        <text:list-item>
          <text:p text:style-name="P181">Providing mechanisms for process synchronisation</text:p>
        </text:list-item>
      </text:list>
      <text:p text:style-name="P62"/>
      <text:p text:style-name="P29"><text:span text:style-name="T38">36. </text:span><text:span text:style-name="T44">Memory management</text:span></text:p>
      <text:list xml:id="list3387052624" text:style-name="L28">
        <text:list-item>
          <text:p text:style-name="P182">Main memory = a large array of bytes ( each byte with own address )</text:p>
        </text:list-item>
        <text:list-item>
          <text:p text:style-name="P182">CPU reads instructions from main memory during instruction-fetch cycle</text:p>
        </text:list-item>
        <text:list-item>
          <text:p text:style-name="P113"><text:span text:style-name="T55">D</text:span><text:span text:style-name="T44">ata processing – requres transferring </text:span><text:span text:style-name="T56">data </text:span><text:span text:style-name="T44">to main memory</text:span></text:p>
        </text:list-item>
        <text:list-item>
          <text:p text:style-name="P183">Executing program – requres loading in main memory</text:p>
        </text:list-item>
      </text:list>
      <text:p text:style-name="P63"/>
      <text:p text:style-name="P30"><text:span text:style-name="T38">37. </text:span><text:span text:style-name="T44">Memory management pt.2</text:span></text:p>
      <text:p text:style-name="P64">Job of the OS:</text:p>
      <text:list xml:id="list2180890751" text:style-name="L29">
        <text:list-item>
          <text:p text:style-name="P114"><text:span text:style-name="T44">Keep track of what process is </text:span><text:span text:style-name="T57">using </text:span><text:span text:style-name="T44">which memory</text:span></text:p>
        </text:list-item>
        <text:list-item>
          <text:p text:style-name="P184">Allocating and deallocating memory space</text:p>
        </text:list-item>
        <text:list-item>
          <text:p text:style-name="P185">Deciding which processes and data to move in and out of memory</text:p>
        </text:list-item>
      </text:list>
      <text:p text:style-name="P65"/>
      <text:p text:style-name="P31"><text:span text:style-name="T38">38. </text:span><text:span text:style-name="T60">File system management ( conclude )</text:span></text:p>
      <text:list xml:id="list2121956544" text:style-name="L30">
        <text:list-item>
          <text:p text:style-name="P115"><text:span text:style-name="T38">File</text:span><text:span text:style-name="T44"> – </text:span><text:span text:style-name="T60">a logical storage unit</text:span></text:p>
        </text:list-item>
        <text:list-item>
          <text:p text:style-name="P188">OS maps files onto physical media ( disks ) and accesses these files through the storage devices</text:p>
        </text:list-item>
        <text:list-item>
          <text:p text:style-name="P189">Files represent programs ( source and object forms ) and data</text:p>
        </text:list-item>
        <text:list-item>
          <text:p text:style-name="P190">With multiple users, we control which user may access and the permissions ( read, write, execute ) </text:p>
        </text:list-item>
      </text:list>
      <text:p text:style-name="P77"/>
      <text:p text:style-name="P84"><text:span text:style-name="T38">39. </text:span><text:span text:style-name="T44">File system management – Job of the OS</text:span></text:p>
      <text:list xml:id="list3793925075" text:style-name="L31">
        <text:list-item>
          <text:p text:style-name="P191">Creating and deleting files</text:p>
        </text:list-item>
        <text:list-item>
          <text:p text:style-name="P192">Creating and deleting directories ( organize files )</text:p>
        </text:list-item>
        <text:list-item>
          <text:p text:style-name="P193">Mapping files onto mass storage</text:p>
        </text:list-item>
        <text:list-item>
          <text:p text:style-name="P193">Backing up files on stable storage media</text:p>
        </text:list-item>
      </text:list>
      <text:p text:style-name="P78"/>
      <text:p text:style-name="P86"><text:span text:style-name="T38">40. </text:span><text:span text:style-name="T44">Mass storage management</text:span></text:p>
      <text:p text:style-name="P79">Modern computers use HDDs and NVM devices for storage media for both programs and data.</text:p>
      <text:p text:style-name="P79"/>
      <text:p text:style-name="P80">Job of the OS:</text:p>
      <text:list xml:id="list2373213447" text:style-name="L32">
        <text:list-item>
          <text:p text:style-name="P194">Mounting and unmounting</text:p>
        </text:list-item>
        <text:list-item>
          <text:p text:style-name="P195">Free-space management</text:p>
        </text:list-item>
        <text:list-item>
          <text:p text:style-name="P195">Storage allocation</text:p>
        </text:list-item>
        <text:list-item>
          <text:p text:style-name="P195">Disk scheduling</text:p>
        </text:list-item>
        <text:list-item>
          <text:p text:style-name="P195">Partitioning</text:p>
        </text:list-item>
        <text:list-item>
          <text:p text:style-name="P195">Protection</text:p>
        </text:list-item>
      </text:list>
      <text:p text:style-name="P81"/>
      <text:p text:style-name="P85"><text:span text:style-name="T38">41. </text:span><text:span text:style-name="T44">Cache management</text:span></text:p>
      <text:list xml:id="list1861143498" text:style-name="L33">
        <text:list-item>
          <text:p text:style-name="P201"><text:span text:style-name="T38">replacement algorithms </text:span><text:span text:style-name="T44">for software controlled caches</text:span></text:p>
        </text:list-item>
        <text:list-item>
          <text:p text:style-name="P201"><text:span text:style-name="T44">movement of information and </text:span><text:span text:style-name="T38">cache coherency</text:span></text:p>
        </text:list-item>
      </text:list>
      <text:p text:style-name="P83"/>
      <text:p text:style-name="P83"/>
      <text:p text:style-name="P87"><text:soft-page-break/><text:span text:style-name="T38">42. </text:span><text:span text:style-name="T44">I/O system management</text:span></text:p>
      <text:list xml:id="list1426748753" text:style-name="L34">
        <text:list-item>
          <text:p text:style-name="P196">Hide the details of (specific) hardware devices from the user</text:p>
        </text:list-item>
        <text:list-item>
          <text:p text:style-name="P200"><text:span text:style-name="T63">UNIX: </text:span><text:span text:style-name="T61">I/O subsystem </text:span><text:span text:style-name="T63">components:</text:span></text:p>
          <text:list>
            <text:list-item>
              <text:p text:style-name="P197">A memory-management component ( buffering, caching and spooling )</text:p>
            </text:list-item>
            <text:list-item>
              <text:p text:style-name="P198">General device-driver interface</text:p>
            </text:list-item>
            <text:list-item>
              <text:p text:style-name="P134"><text:span text:style-name="T64">Drivers for </text:span><text:span text:style-name="T65">(</text:span><text:span text:style-name="T64">specific</text:span><text:span text:style-name="T65">)</text:span><text:span text:style-name="T64"> hardware devices</text:span></text:p>
            </text:list-item>
          </text:list>
        </text:list-item>
      </text:list>
      <text:p text:style-name="P82"/>
      <text:p text:style-name="P15"><text:span text:style-name="T64">43. </text:span><text:span text:style-name="T62">Security and protection</text:span></text:p>
      <text:list xml:id="list3900847013" text:style-name="L35">
        <text:list-item>
          <text:p text:style-name="P116"><text:span text:style-name="T64">Protection –</text:span><text:span text:style-name="T62"> controlling the access of processes or users to the resources defined by a computer system</text:span></text:p>
        </text:list-item>
        <text:list-item>
          <text:p text:style-name="P116"><text:span text:style-name="T62">The job of </text:span><text:span text:style-name="T64">security </text:span><text:span text:style-name="T62">is to defend a system from internal and external attacks</text:span></text:p>
        </text:list-item>
      </text:list>
      <text:p text:style-name="P15"><text:span text:style-name="T62"/></text:p>
      <text:p text:style-name="P15"><text:span text:style-name="T62"/></text:p>
      <text:p text:style-name="Title">Operating systems</text:p>
      <text:p text:style-name="P203"><text:span text:style-name="T76"/></text:p>
      <text:list xml:id="list1929694221" text:style-name="L36">
        <text:list-item>
          <text:p text:style-name="P136"><text:span text:style-name="T19">open-source</text:span><text:span text:style-name="T18"> </text:span>operating systems</text:p>
        </text:list-item>
        <text:list-item>
          <text:p text:style-name="P136"><text:span text:style-name="T19">free </text:span>operating systems <text:span text:style-name="T69"><text:s/></text:span></text:p>
        </text:list-item>
        <text:list-item>
          <text:p text:style-name="P136"><text:span text:style-name="T19">proprietary closed-source software</text:span> ( windows OS )</text:p>
        </text:list-item>
        <text:list-item>
          <text:p text:style-name="P136"><text:span text:style-name="T19">hybrid</text:span><text:span text:style-name="T18"> </text:span>( macOS vs Darwin )</text:p>
        </text:list-item>
      </text:list>
      <text:p text:style-name="P135"/>
      <text:p text:style-name="P137"><text:span text:style-name="T76">Short history of GNU/Linux</text:span></text:p>
      <text:list xml:id="list3967477666" text:style-name="L37">
        <text:list-item>
          <text:p text:style-name="P138">1950s: most software come with source code</text:p>
        </text:list-item>
        <text:list-item>
          <text:p text:style-name="P139">1980s: most software is proprietary ( selling binaries without the source code ) </text:p>
        </text:list-item>
        <text:list-item>
          <text:p text:style-name="P140">1984: GNU, Free Software Foundation ( FSF), GNU General Public License ( GPL ), <text:span text:style-name="T70">wrote the GCC compiler himself ( the founder of FSF ), </text:span><text:span text:style-name="T71">made games, editors</text:span></text:p>
        </text:list-item>
        <text:list-item>
          <text:p text:style-name="P141">1991: Linux ( Unix-like kernel ), Linus Torvalds</text:p>
        </text:list-item>
        <text:list-item>
          <text:p text:style-name="P141">1992: Linux released under GPL <text:span text:style-name="T72">( one of the most popular )</text:span></text:p>
        </text:list-item>
      </text:list>
      <text:p text:style-name="P142"><text:span text:style-name="T76"/></text:p>
      <text:p text:style-name="P156">BSD</text:p>
      <text:list xml:id="list2115496563" text:style-name="L39">
        <text:list-item>
          <text:p text:style-name="P143">started at UCB in 1978 as a derivative of Bell Labs’ original UNIX</text:p>
        </text:list-item>
        <text:list-item>
          <text:p text:style-name="P144">released 1994</text:p>
        </text:list-item>
        <text:list-item>
          <text:p text:style-name="P146"><text:span text:style-name="T73">BSD - Berkley software distribution </text:span></text:p>
        </text:list-item>
        <text:list-item>
          <text:p text:style-name="P145">open source descendants: FreeBSD, NetBSD, OpenBSD… </text:p>
        </text:list-item>
      </text:list>
      <text:p text:style-name="P147"/>
      <text:p text:style-name="P155">Solaris </text:p>
      <text:list xml:id="list1424289152" text:style-name="L40">
        <text:list-item>
          <text:p text:style-name="P148">commectial, UNIX-based, Sun Microsystems</text:p>
        </text:list-item>
        <text:list-item>
          <text:p text:style-name="P149">2005: OpenSolaris project</text:p>
        </text:list-item>
        <text:list-item>
          <text:p text:style-name="P149">2009: Sun <text:span text:style-name="T74">Microsystems </text:span>bought by Oracle</text:p>
        </text:list-item>
        <text:list-item>
          <text:p text:style-name="P150">Project Illumos</text:p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Title"><text:soft-page-break/>OS Structures</text:p>
      <text:p text:style-name="P202"><text:span text:style-name="T76"/></text:p>
      <text:list xml:id="list3978253335" text:style-name="L41">
        <text:list-item>
          <text:p text:style-name="P153">Identify <text:span text:style-name="T78">services</text:span> provided by an OS</text:p>
        </text:list-item>
        <text:list-item>
          <text:p text:style-name="P153">Illustrate how <text:span text:style-name="T78">system calls</text:span> are used to provide operating system services</text:p>
        </text:list-item>
        <text:list-item>
          <text:p text:style-name="P153">Compare monolithic, layered, microkernel, modular and hybrid strategies for designing OS</text:p>
        </text:list-item>
        <text:list-item>
          <text:p text:style-name="P153">Illustrate the process for booting an operating system</text:p>
        </text:list-item>
        <text:list-item>
          <text:p text:style-name="P153">Apply tools for monitoring operating system perfomance</text:p>
        </text:list-item>
        <text:list-item>
          <text:p text:style-name="P153">Design and implement kernel modules for interacting with a Linux</text:p>
        </text:list-item>
      </text:list>
      <text:p text:style-name="P152"/>
      <text:p text:style-name="P154">System calls, API used to communicate with the system and the hardwa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weight="bold" officeooo:rsid="00bacfc7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4:56:01.164878544</meta:creation-date>
    <dc:date>2023-03-14T16:01:03.636214973</dc:date>
    <meta:editing-duration>PT3H37M40S</meta:editing-duration>
    <meta:editing-cycles>189</meta:editing-cycles>
    <meta:generator>LibreOffice/7.3.7.2$Linux_X86_64 LibreOffice_project/30$Build-2</meta:generator>
    <meta:document-statistic meta:table-count="0" meta:image-count="0" meta:object-count="0" meta:page-count="7" meta:paragraph-count="226" meta:word-count="1849" meta:character-count="10714" meta:non-whitespace-character-count="9198"/>
  </office:meta>
</office:document-meta>
</file>